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CompositeNumbers" style:family="table">
      <style:table-properties style:width="2.6875in" fo:margin-left="1.625in" table:align="left" style:may-break-between-rows="false"/>
    </style:style>
    <style:style style:name="CompositeNumbers.A" style:family="table-column">
      <style:table-column-properties style:column-width="0.875in"/>
    </style:style>
    <style:style style:name="CompositeNumbers.B" style:family="table-column">
      <style:table-column-properties style:column-width="0.5729in"/>
    </style:style>
    <style:style style:name="CompositeNumbers.C" style:family="table-column">
      <style:table-column-properties style:column-width="0.75in"/>
    </style:style>
    <style:style style:name="CompositeNumbers.D" style:family="table-column">
      <style:table-column-properties style:column-width="0.4896in"/>
    </style:style>
    <style:style style:name="CompositeNumbers.A1" style:family="table-cell">
      <style:table-cell-properties fo:padding="0.0382in" fo:border-left="0.05pt solid #000000" fo:border-right="none" fo:border-top="0.05pt solid #000000" fo:border-bottom="0.05pt solid #000000"/>
    </style:style>
    <style:style style:name="CompositeNumbers.C1" style:family="table-cell">
      <style:table-cell-properties fo:padding="0.0382in" fo:border="0.05pt solid #000000"/>
    </style:style>
    <style:style style:name="CompositeNumbers.A2" style:family="table-cell">
      <style:table-cell-properties fo:padding="0.0382in" fo:border-left="0.05pt solid #000000" fo:border-right="none" fo:border-top="none" fo:border-bottom="0.05pt solid #000000"/>
    </style:style>
    <style:style style:name="CompositeNumbers.D2" style:family="table-cell">
      <style:table-cell-properties fo:padding="0.0382in" fo:border-left="0.05pt solid #000000" fo:border-right="0.05pt solid #000000" fo:border-top="none" fo:border-bottom="0.05pt solid #000000"/>
    </style:style>
    <style:style style:name="Table2" style:family="table">
      <style:table-properties style:width="6.875in" fo:margin-left="0.0563in" table:align="left"/>
    </style:style>
    <style:style style:name="Table2.A" style:family="table-column">
      <style:table-column-properties style:column-width="6.875in"/>
    </style:style>
    <style:style style:name="Table2.1" style:family="table-row">
      <style:table-row-properties fo:keep-together="always"/>
    </style:style>
    <style:style style:name="Table2.A1" style:family="table-cell">
      <style:table-cell-properties fo:padding="0.0382in" fo:border="0.05pt solid #000000"/>
    </style:style>
    <style:style style:name="Options" style:family="table">
      <style:table-properties style:width="5.9896in" table:align="right" style:may-break-between-rows="false"/>
    </style:style>
    <style:style style:name="Options.A" style:family="table-column">
      <style:table-column-properties style:column-width="1.625in"/>
    </style:style>
    <style:style style:name="Options.B" style:family="table-column">
      <style:table-column-properties style:column-width="1.4063in"/>
    </style:style>
    <style:style style:name="Options.C" style:family="table-column">
      <style:table-column-properties style:column-width="2.9583in"/>
    </style:style>
    <style:style style:name="Options.A1" style:family="table-cell">
      <style:table-cell-properties fo:padding="0.0382in" fo:border-left="0.05pt solid #000000" fo:border-right="none" fo:border-top="0.05pt solid #000000" fo:border-bottom="0.05pt solid #000000"/>
    </style:style>
    <style:style style:name="Options.C1" style:family="table-cell">
      <style:table-cell-properties fo:padding="0.0382in" fo:border="0.05pt solid #000000"/>
    </style:style>
    <style:style style:name="Options.A2" style:family="table-cell">
      <style:table-cell-properties fo:padding="0.0382in" fo:border-left="0.05pt solid #000000" fo:border-right="0.05pt solid #000000" fo:border-top="none" fo:border-bottom="0.05pt solid #000000"/>
    </style:style>
    <style:style style:name="Options.A3" style:family="table-cell">
      <style:table-cell-properties fo:padding="0.0382in" fo:border-left="0.05pt solid #000000" fo:border-right="none" fo:border-top="none" fo:border-bottom="0.05pt solid #000000"/>
    </style:style>
    <style:style style:name="P1" style:family="paragraph" style:parent-style-name="Footnote">
      <style:text-properties officeooo:rsid="002badbe" officeooo:paragraph-rsid="002d024d"/>
    </style:style>
    <style:style style:name="P2" style:family="paragraph" style:parent-style-name="Footnote">
      <style:text-properties officeooo:rsid="00932027" officeooo:paragraph-rsid="00786082"/>
    </style:style>
    <style:style style:name="P3" style:family="paragraph" style:parent-style-name="Footnote">
      <style:text-properties officeooo:rsid="00876e3c" officeooo:paragraph-rsid="00876e3c"/>
    </style:style>
    <style:style style:name="P4" style:family="paragraph" style:parent-style-name="Footnote">
      <style:text-properties officeooo:rsid="0085fbf2" officeooo:paragraph-rsid="0085fbf2"/>
    </style:style>
    <style:style style:name="P5" style:family="paragraph" style:parent-style-name="Footnote">
      <style:text-properties officeooo:paragraph-rsid="009f3de9"/>
    </style:style>
    <style:style style:name="P6" style:family="paragraph" style:parent-style-name="Footnote">
      <style:text-properties officeooo:rsid="009f1153" officeooo:paragraph-rsid="009f1153"/>
    </style:style>
    <style:style style:name="P7" style:family="paragraph" style:parent-style-name="Footnote">
      <style:text-properties officeooo:rsid="009f3de9" officeooo:paragraph-rsid="009f3de9"/>
    </style:style>
    <style:style style:name="P8" style:family="paragraph" style:parent-style-name="Footnote">
      <style:text-properties officeooo:rsid="00429e20" officeooo:paragraph-rsid="00429e20"/>
    </style:style>
    <style:style style:name="P9" style:family="paragraph" style:parent-style-name="Text_20_body">
      <style:text-properties officeooo:paragraph-rsid="0004755f"/>
    </style:style>
    <style:style style:name="P10" style:family="paragraph" style:parent-style-name="Text_20_body">
      <style:text-properties fo:font-style="normal" officeooo:rsid="004146cb" officeooo:paragraph-rsid="00097381" style:font-style-asian="normal" style:font-style-complex="normal"/>
    </style:style>
    <style:style style:name="P11" style:family="paragraph" style:parent-style-name="Text_20_body">
      <style:text-properties fo:font-style="normal" officeooo:rsid="00844826" officeooo:paragraph-rsid="0002e3f9" fo:background-color="transparent" style:font-style-asian="normal" style:font-style-complex="normal"/>
    </style:style>
    <style:style style:name="P12" style:family="paragraph" style:parent-style-name="Text_20_body">
      <style:text-properties fo:font-style="normal" officeooo:rsid="008323d4" officeooo:paragraph-rsid="0002e3f9" fo:background-color="transparent" style:font-style-asian="normal" style:font-style-complex="normal"/>
    </style:style>
    <style:style style:name="P13" style:family="paragraph" style:parent-style-name="Text_20_body">
      <style:text-properties fo:font-style="normal" officeooo:rsid="0081725c" officeooo:paragraph-rsid="0002e3f9" fo:background-color="transparent" style:font-style-asian="normal" style:font-style-complex="normal"/>
    </style:style>
    <style:style style:name="P14" style:family="paragraph" style:parent-style-name="Text_20_body">
      <style:text-properties fo:font-style="normal" officeooo:rsid="0080ba65" officeooo:paragraph-rsid="0002e3f9" fo:background-color="transparent" style:font-style-asian="normal" style:font-style-complex="normal"/>
    </style:style>
    <style:style style:name="P15" style:family="paragraph" style:parent-style-name="Text_20_body">
      <style:text-properties fo:font-style="normal" officeooo:rsid="00a42bc9" officeooo:paragraph-rsid="0002e3f9" fo:background-color="transparent" style:font-style-asian="normal" style:font-style-complex="normal"/>
    </style:style>
    <style:style style:name="P16" style:family="paragraph" style:parent-style-name="Text_20_body">
      <style:text-properties fo:font-style="normal" officeooo:rsid="00a2a99a" officeooo:paragraph-rsid="0002e3f9" fo:background-color="transparent" style:font-style-asian="normal" style:font-style-complex="normal"/>
    </style:style>
    <style:style style:name="P17" style:family="paragraph" style:parent-style-name="Text_20_body">
      <style:paragraph-properties fo:text-align="start" style:justify-single-word="false"/>
      <style:text-properties fo:font-style="normal" officeooo:rsid="00a2a99a" officeooo:paragraph-rsid="0002e3f9" fo:background-color="transparent" style:font-style-asian="normal" style:font-style-complex="normal"/>
    </style:style>
    <style:style style:name="P18" style:family="paragraph" style:parent-style-name="Text_20_body">
      <style:text-properties fo:font-style="normal" officeooo:rsid="0011b5f1" officeooo:paragraph-rsid="0002e3f9" fo:background-color="transparent" style:font-style-asian="normal" style:font-style-complex="normal"/>
    </style:style>
    <style:style style:name="P19" style:family="paragraph" style:parent-style-name="Text_20_body">
      <style:text-properties fo:font-style="normal" style:text-underline-style="solid" style:text-underline-width="auto" style:text-underline-color="font-color" officeooo:rsid="00844826" officeooo:paragraph-rsid="0002e3f9" fo:background-color="transparent" style:font-style-asian="normal" style:font-style-complex="normal"/>
    </style:style>
    <style:style style:name="P20" style:family="paragraph" style:parent-style-name="Text_20_body">
      <style:paragraph-properties fo:text-align="center" style:justify-single-word="false"/>
      <style:text-properties fo:font-style="italic" officeooo:rsid="00a42bc9" officeooo:paragraph-rsid="0002e3f9" fo:background-color="transparent" style:font-style-asian="italic" style:font-style-complex="italic"/>
    </style:style>
    <style:style style:name="P21" style:family="paragraph" style:parent-style-name="Text_20_body">
      <style:paragraph-properties fo:text-align="center" style:justify-single-word="false"/>
      <style:text-properties fo:font-style="italic" officeooo:rsid="005f95e8" officeooo:paragraph-rsid="0002e3f9" fo:background-color="transparent" style:font-style-asian="italic" style:font-style-complex="italic"/>
    </style:style>
    <style:style style:name="P22" style:family="paragraph" style:parent-style-name="Text_20_body">
      <style:paragraph-properties fo:text-align="start" style:justify-single-word="false"/>
      <style:text-properties fo:font-style="italic" officeooo:paragraph-rsid="0002e3f9" fo:background-color="transparent" style:font-style-asian="italic" style:font-style-complex="italic"/>
    </style:style>
    <style:style style:name="P23" style:family="paragraph" style:parent-style-name="Text_20_body">
      <style:text-properties officeooo:paragraph-rsid="0002e3f9" fo:background-color="transparent"/>
    </style:style>
    <style:style style:name="P24" style:family="paragraph" style:parent-style-name="Text_20_body">
      <style:text-properties officeooo:rsid="0080ba65" officeooo:paragraph-rsid="0002e3f9" fo:background-color="transparent"/>
    </style:style>
    <style:style style:name="P25" style:family="paragraph" style:parent-style-name="Text_20_body">
      <style:text-properties officeooo:rsid="00791eb2" officeooo:paragraph-rsid="0002e3f9" fo:background-color="transparent"/>
    </style:style>
    <style:style style:name="P26" style:family="paragraph" style:parent-style-name="Text_20_body">
      <style:text-properties officeooo:rsid="00790353" officeooo:paragraph-rsid="0002e3f9" fo:background-color="transparent"/>
    </style:style>
    <style:style style:name="P27" style:family="paragraph" style:parent-style-name="Text_20_body">
      <style:text-properties officeooo:rsid="009e85fa" officeooo:paragraph-rsid="0002e3f9" fo:background-color="transparent"/>
    </style:style>
    <style:style style:name="P28" style:family="paragraph" style:parent-style-name="Text_20_body">
      <style:text-properties officeooo:rsid="000aa52b" officeooo:paragraph-rsid="000aa52b" fo:background-color="transparent"/>
    </style:style>
    <style:style style:name="P29" style:family="paragraph" style:parent-style-name="Text_20_body">
      <style:paragraph-properties fo:text-align="center" style:justify-single-word="false"/>
      <style:text-properties officeooo:paragraph-rsid="0002e3f9" fo:background-color="transparent"/>
    </style:style>
    <style:style style:name="P30" style:family="paragraph" style:parent-style-name="Text_20_body">
      <style:paragraph-properties fo:text-align="center" style:justify-single-word="false"/>
      <style:text-properties officeooo:rsid="005100ca" officeooo:paragraph-rsid="0002e3f9" fo:background-color="transparent"/>
    </style:style>
    <style:style style:name="P31" style:family="paragraph" style:parent-style-name="Text_20_body">
      <style:text-properties officeooo:rsid="005100ca" officeooo:paragraph-rsid="0002e3f9" fo:background-color="transparent"/>
    </style:style>
    <style:style style:name="P32" style:family="paragraph" style:parent-style-name="Text_20_body">
      <style:text-properties officeooo:rsid="005a230c" officeooo:paragraph-rsid="0002e3f9" fo:background-color="transparent"/>
    </style:style>
    <style:style style:name="P33" style:family="paragraph" style:parent-style-name="Text_20_body">
      <style:text-properties style:use-window-font-color="true" officeooo:rsid="0066b1c3" officeooo:paragraph-rsid="0002e3f9" fo:background-color="transparent"/>
    </style:style>
    <style:style style:name="P34" style:family="paragraph" style:parent-style-name="Text_20_body">
      <style:text-properties style:use-window-font-color="true" officeooo:rsid="00657b3e" officeooo:paragraph-rsid="0002e3f9" fo:background-color="transparent"/>
    </style:style>
    <style:style style:name="P35" style:family="paragraph" style:parent-style-name="Text_20_body">
      <style:text-properties style:text-underline-style="solid" style:text-underline-width="auto" style:text-underline-color="font-color" officeooo:rsid="007ff263" officeooo:paragraph-rsid="0002e3f9" fo:background-color="transparent"/>
    </style:style>
    <style:style style:name="P36" style:family="paragraph" style:parent-style-name="Text_20_body">
      <style:text-properties officeooo:rsid="0038c546" officeooo:paragraph-rsid="0004755f"/>
    </style:style>
    <style:style style:name="P37" style:family="paragraph" style:parent-style-name="Text_20_body">
      <style:paragraph-properties fo:text-align="start" style:justify-single-word="false"/>
      <style:text-properties fo:color="#cc0000" fo:font-style="normal" officeooo:rsid="0018185e" officeooo:paragraph-rsid="0018185e" fo:background-color="transparent" style:font-style-asian="normal" style:font-style-complex="normal"/>
    </style:style>
    <style:style style:name="P38" style:family="paragraph" style:parent-style-name="Text_20_body">
      <style:text-properties fo:color="#cc0000" officeooo:rsid="001b3597" officeooo:paragraph-rsid="001b3597" fo:background-color="transparent"/>
    </style:style>
    <style:style style:name="P39" style:family="paragraph" style:parent-style-name="Text_20_body">
      <style:text-properties officeooo:rsid="00200f4a" officeooo:paragraph-rsid="00200f4a"/>
    </style:style>
    <style:style style:name="P40" style:family="paragraph" style:parent-style-name="Text_20_body">
      <style:text-properties officeooo:rsid="0020d98c" officeooo:paragraph-rsid="0020d98c"/>
    </style:style>
    <style:style style:name="P41" style:family="paragraph" style:parent-style-name="Standard">
      <style:text-properties officeooo:rsid="0001bb50" officeooo:paragraph-rsid="0001bb50" fo:background-color="transparent"/>
    </style:style>
    <style:style style:name="P42" style:family="paragraph" style:parent-style-name="Standard">
      <style:text-properties fo:font-weight="bold" officeooo:rsid="0001bb50" officeooo:paragraph-rsid="0001bb50" fo:background-color="transparent" style:font-weight-asian="bold" style:font-weight-complex="bold"/>
    </style:style>
    <style:style style:name="P43" style:family="paragraph" style:parent-style-name="Standard">
      <style:text-properties officeooo:paragraph-rsid="00190551"/>
    </style:style>
    <style:style style:name="P44" style:family="paragraph" style:parent-style-name="Standard">
      <style:text-properties fo:font-style="italic" officeooo:rsid="00196ac1" officeooo:paragraph-rsid="00196ac1" style:font-style-asian="italic" style:font-style-complex="italic"/>
    </style:style>
    <style:style style:name="P45" style:family="paragraph" style:parent-style-name="Standard">
      <style:text-properties fo:font-style="italic" officeooo:rsid="00196ac1" officeooo:paragraph-rsid="001b3597" style:font-style-asian="italic" style:font-style-complex="italic"/>
    </style:style>
    <style:style style:name="P46" style:family="paragraph" style:parent-style-name="Standard">
      <style:text-properties fo:font-style="italic" fo:font-weight="bold" officeooo:rsid="00196ac1" officeooo:paragraph-rsid="00196ac1" style:font-style-asian="italic" style:font-weight-asian="bold" style:font-style-complex="italic" style:font-weight-complex="bold"/>
    </style:style>
    <style:style style:name="P47" style:family="paragraph" style:parent-style-name="Caption">
      <style:text-properties officeooo:rsid="00097381" officeooo:paragraph-rsid="00097381" fo:background-color="transparent"/>
    </style:style>
    <style:style style:name="P48" style:family="paragraph" style:parent-style-name="Caption">
      <style:paragraph-properties fo:text-align="center" style:justify-single-word="false"/>
    </style:style>
    <style:style style:name="P49" style:family="paragraph" style:parent-style-name="Text_20_body">
      <style:paragraph-properties fo:margin-left="0.4925in" fo:margin-right="0in" fo:text-indent="0in" style:auto-text-indent="false"/>
      <style:text-properties fo:font-size="10pt" officeooo:paragraph-rsid="0002e3f9" fo:background-color="transparent" style:font-size-asian="10pt" style:font-size-complex="10pt"/>
    </style:style>
    <style:style style:name="P50" style:family="paragraph" style:parent-style-name="Text_20_body">
      <style:paragraph-properties fo:margin-left="0.4925in" fo:margin-right="0in" fo:text-indent="0in" style:auto-text-indent="false"/>
      <style:text-properties fo:font-size="10pt" officeooo:rsid="0066b1c3" officeooo:paragraph-rsid="0002e3f9" fo:background-color="transparent" style:font-size-asian="10pt" style:font-size-complex="10pt"/>
    </style:style>
    <style:style style:name="P51" style:family="paragraph" style:parent-style-name="Text_20_body">
      <style:paragraph-properties fo:margin-left="0.4925in" fo:margin-right="0in" fo:text-indent="0in" style:auto-text-indent="false"/>
      <style:text-properties fo:font-size="10pt" officeooo:rsid="009aa653" officeooo:paragraph-rsid="0002e3f9" fo:background-color="transparent" style:font-size-asian="10pt" style:font-size-complex="10pt"/>
    </style:style>
    <style:style style:name="P52" style:family="paragraph" style:parent-style-name="Table_20_Contents">
      <style:text-properties officeooo:rsid="0041dffb" officeooo:paragraph-rsid="00097381"/>
    </style:style>
    <style:style style:name="P53" style:family="paragraph" style:parent-style-name="Table_20_Contents">
      <style:paragraph-properties fo:text-align="center" style:justify-single-word="false"/>
      <style:text-properties officeooo:rsid="0041dffb" officeooo:paragraph-rsid="00097381"/>
    </style:style>
    <style:style style:name="P54" style:family="paragraph" style:parent-style-name="Table_20_Contents">
      <style:paragraph-properties fo:text-align="center" style:justify-single-word="false"/>
      <style:text-properties officeooo:paragraph-rsid="00097381"/>
    </style:style>
    <style:style style:name="P55" style:family="paragraph" style:parent-style-name="Table_20_Contents">
      <style:text-properties officeooo:rsid="004146cb" officeooo:paragraph-rsid="00097381"/>
    </style:style>
    <style:style style:name="P56" style:family="paragraph" style:parent-style-name="Table_20_Contents">
      <style:paragraph-properties fo:text-align="center" style:justify-single-word="false"/>
      <style:text-properties officeooo:rsid="004146cb" officeooo:paragraph-rsid="00097381"/>
    </style:style>
    <style:style style:name="P57" style:family="paragraph" style:parent-style-name="Table_20_Contents">
      <style:text-properties officeooo:rsid="00a45456" officeooo:paragraph-rsid="00097381"/>
    </style:style>
    <style:style style:name="P58" style:family="paragraph" style:parent-style-name="Table_20_Contents">
      <style:paragraph-properties fo:text-align="center" style:justify-single-word="false"/>
      <style:text-properties officeooo:rsid="00a45456" officeooo:paragraph-rsid="00097381"/>
    </style:style>
    <style:style style:name="P59" style:family="paragraph" style:parent-style-name="Table_20_Contents">
      <style:text-properties fo:font-style="italic" officeooo:rsid="004adc94" officeooo:paragraph-rsid="00097381" style:font-style-asian="italic" style:font-style-complex="italic"/>
    </style:style>
    <style:style style:name="P60" style:family="paragraph" style:parent-style-name="Table_20_Contents">
      <style:paragraph-properties fo:text-align="center" style:justify-single-word="false"/>
      <style:text-properties officeooo:rsid="0049c213" officeooo:paragraph-rsid="00097381"/>
    </style:style>
    <style:style style:name="P61" style:family="paragraph" style:parent-style-name="Table_20_Contents">
      <style:text-properties officeooo:rsid="008dbceb" officeooo:paragraph-rsid="00097381"/>
    </style:style>
    <style:style style:name="P62" style:family="paragraph" style:parent-style-name="Table_20_Contents">
      <style:paragraph-properties fo:text-align="center" style:justify-single-word="false"/>
      <style:text-properties officeooo:rsid="008dbceb" officeooo:paragraph-rsid="00097381"/>
    </style:style>
    <style:style style:name="P63" style:family="paragraph" style:parent-style-name="Table_20_Contents">
      <style:paragraph-properties fo:text-align="center" style:justify-single-word="false"/>
      <style:text-properties fo:font-weight="bold" officeooo:rsid="006fd722" officeooo:paragraph-rsid="0002e3f9" fo:background-color="transparent" style:font-weight-asian="bold" style:font-weight-complex="bold"/>
    </style:style>
    <style:style style:name="P64" style:family="paragraph" style:parent-style-name="Table_20_Contents">
      <style:paragraph-properties fo:text-align="center" style:justify-single-word="false"/>
      <style:text-properties fo:font-weight="bold" officeooo:rsid="00522747" officeooo:paragraph-rsid="0002e3f9" fo:background-color="transparent" style:font-weight-asian="bold" style:font-weight-complex="bold"/>
    </style:style>
    <style:style style:name="P65" style:family="paragraph" style:parent-style-name="Table_20_Contents">
      <style:paragraph-properties fo:text-align="center" style:justify-single-word="false"/>
      <style:text-properties fo:font-weight="bold" officeooo:rsid="005bd285" officeooo:paragraph-rsid="0002e3f9" fo:background-color="transparent" style:font-weight-asian="bold" style:font-weight-complex="bold"/>
    </style:style>
    <style:style style:name="P66" style:family="paragraph" style:parent-style-name="Table_20_Contents">
      <style:paragraph-properties fo:text-align="center" style:justify-single-word="false"/>
      <style:text-properties fo:font-weight="normal" officeooo:rsid="0056df2f" officeooo:paragraph-rsid="0002e3f9" fo:background-color="transparent" style:font-weight-asian="normal" style:font-weight-complex="normal"/>
    </style:style>
    <style:style style:name="P67" style:family="paragraph" style:parent-style-name="Table_20_Contents">
      <style:paragraph-properties fo:text-align="center" style:justify-single-word="false"/>
      <style:text-properties fo:font-weight="normal" officeooo:rsid="005bd285" officeooo:paragraph-rsid="0002e3f9" fo:background-color="transparent" style:font-weight-asian="normal" style:font-weight-complex="normal"/>
    </style:style>
    <style:style style:name="P68" style:family="paragraph" style:parent-style-name="Table_20_Contents">
      <style:paragraph-properties fo:text-align="center" style:justify-single-word="false"/>
      <style:text-properties fo:font-weight="normal" officeooo:rsid="006fd722" officeooo:paragraph-rsid="0002e3f9" fo:background-color="transparent" style:font-weight-asian="normal" style:font-weight-complex="normal"/>
    </style:style>
    <style:style style:name="P69" style:family="paragraph" style:parent-style-name="Table_20_Contents">
      <style:paragraph-properties fo:text-align="center" style:justify-single-word="false"/>
      <style:text-properties officeooo:rsid="00522747" officeooo:paragraph-rsid="0002e3f9" fo:background-color="transparent"/>
    </style:style>
    <style:style style:name="P70" style:family="paragraph" style:parent-style-name="Table_20_Contents">
      <style:paragraph-properties fo:text-align="center" style:justify-single-word="false"/>
      <style:text-properties officeooo:rsid="005bd285" officeooo:paragraph-rsid="0002e3f9" fo:background-color="transparent"/>
    </style:style>
    <style:style style:name="P71" style:family="paragraph" style:parent-style-name="Table_20_Contents">
      <style:paragraph-properties fo:text-align="center" style:justify-single-word="false"/>
      <style:text-properties officeooo:rsid="006fd722" officeooo:paragraph-rsid="0002e3f9" fo:background-color="transparent"/>
    </style:style>
    <style:style style:name="P72" style:family="paragraph" style:parent-style-name="Table_20_Contents">
      <style:paragraph-properties fo:text-align="center" style:justify-single-word="false"/>
      <style:text-properties officeooo:rsid="0056df2f" officeooo:paragraph-rsid="0002e3f9" fo:background-color="transparent"/>
    </style:style>
    <style:style style:name="P73" style:family="paragraph" style:parent-style-name="Table_20_Contents">
      <style:paragraph-properties fo:text-align="center" style:justify-single-word="false"/>
      <style:text-properties officeooo:rsid="001aeb94" officeooo:paragraph-rsid="001aeb94"/>
    </style:style>
    <style:style style:name="P74" style:family="paragraph" style:parent-style-name="Table_20_Contents">
      <style:text-properties officeooo:rsid="001aeb94" officeooo:paragraph-rsid="001aeb94"/>
    </style:style>
    <style:style style:name="P75" style:family="paragraph" style:parent-style-name="Table_20_Contents">
      <style:text-properties officeooo:rsid="001caa24" officeooo:paragraph-rsid="001caa24"/>
    </style:style>
    <style:style style:name="P76" style:family="paragraph" style:parent-style-name="Table_20_Contents">
      <style:text-properties fo:color="#ff3366" officeooo:rsid="004146cb" officeooo:paragraph-rsid="00097381"/>
    </style:style>
    <style:style style:name="P77" style:family="paragraph" style:parent-style-name="Table_20_Contents">
      <style:paragraph-properties fo:text-align="center" style:justify-single-word="false"/>
      <style:text-properties fo:color="#ff3366" officeooo:rsid="00200f4a" officeooo:paragraph-rsid="00200f4a"/>
    </style:style>
    <style:style style:name="P78" style:family="paragraph" style:parent-style-name="Table_20_Contents">
      <style:text-properties fo:color="#ff3366" officeooo:rsid="00200f4a" officeooo:paragraph-rsid="00200f4a"/>
    </style:style>
    <style:style style:name="P79" style:family="paragraph" style:parent-style-name="Table_20_Contents">
      <style:text-properties fo:color="#ff3366" officeooo:rsid="0041dffb" officeooo:paragraph-rsid="00097381"/>
    </style:style>
    <style:style style:name="P80" style:family="paragraph" style:parent-style-name="Table_20_Contents">
      <style:paragraph-properties fo:text-align="center" style:justify-single-word="false"/>
      <style:text-properties fo:color="#ff3366" officeooo:rsid="001aeb94" officeooo:paragraph-rsid="001aeb94"/>
    </style:style>
    <style:style style:name="P81" style:family="paragraph" style:parent-style-name="Table_20_Contents">
      <style:text-properties fo:color="#ff3366" officeooo:rsid="001aeb94" officeooo:paragraph-rsid="001aeb94"/>
    </style:style>
    <style:style style:name="P82" style:family="paragraph" style:parent-style-name="Preformatted_20_Text">
      <style:text-properties fo:font-style="normal" officeooo:rsid="00a42bc9" officeooo:paragraph-rsid="0002e3f9" fo:background-color="transparent" style:font-style-asian="normal" style:font-style-complex="normal"/>
    </style:style>
    <style:style style:name="P83" style:family="paragraph" style:parent-style-name="Preformatted_20_Text">
      <style:text-properties fo:font-style="normal" officeooo:rsid="00a2a99a" officeooo:paragraph-rsid="0002e3f9" fo:background-color="transparent" style:font-style-asian="normal" style:font-style-complex="normal"/>
    </style:style>
    <style:style style:name="P84" style:family="paragraph" style:parent-style-name="Preformatted_20_Text">
      <style:text-properties fo:color="#cc0000" fo:background-color="transparent"/>
    </style:style>
    <style:style style:name="P85" style:family="paragraph" style:parent-style-name="Table_20_Heading">
      <style:text-properties fo:font-weight="bold" officeooo:paragraph-rsid="00097381" style:font-weight-asian="bold" style:font-weight-complex="bold"/>
    </style:style>
    <style:style style:name="P86" style:family="paragraph" style:parent-style-name="Endnote">
      <style:text-properties officeooo:rsid="0011b5f1" officeooo:paragraph-rsid="0011b5f1"/>
    </style:style>
    <style:style style:name="P87" style:family="paragraph" style:parent-style-name="Text_20_body" style:list-style-name="L1"/>
    <style:style style:name="P88" style:family="paragraph" style:parent-style-name="Text_20_body" style:list-style-name="L1">
      <style:text-properties officeooo:paragraph-rsid="0004755f"/>
    </style:style>
    <style:style style:name="P89" style:family="paragraph" style:parent-style-name="Text_20_body" style:list-style-name="L2">
      <style:text-properties officeooo:paragraph-rsid="0004755f"/>
    </style:style>
    <style:style style:name="P90" style:family="paragraph" style:parent-style-name="Text_20_body" style:list-style-name="L3">
      <style:text-properties officeooo:paragraph-rsid="0004755f"/>
    </style:style>
    <style:style style:name="P91" style:family="paragraph" style:parent-style-name="Text_20_body" style:list-style-name="L4">
      <style:text-properties officeooo:paragraph-rsid="0004755f"/>
    </style:style>
    <style:style style:name="P92" style:family="paragraph" style:parent-style-name="Text_20_body" style:list-style-name="L4">
      <style:text-properties fo:font-style="normal" officeooo:paragraph-rsid="0004755f" style:font-style-asian="normal" style:font-style-complex="normal"/>
    </style:style>
    <style:style style:name="P93" style:family="paragraph" style:parent-style-name="Text_20_body" style:list-style-name="L6">
      <style:text-properties fo:font-style="normal" officeooo:paragraph-rsid="0004755f" style:font-style-asian="normal" style:font-style-complex="normal"/>
    </style:style>
    <style:style style:name="P94" style:family="paragraph" style:parent-style-name="Text_20_body" style:list-style-name="L4">
      <style:text-properties fo:font-style="italic" officeooo:paragraph-rsid="0004755f" style:font-style-asian="italic" style:font-style-complex="italic"/>
    </style:style>
    <style:style style:name="P95" style:family="paragraph" style:parent-style-name="Text_20_body" style:list-style-name="L5">
      <style:paragraph-properties>
        <style:tab-stops/>
      </style:paragraph-properties>
      <style:text-properties officeooo:paragraph-rsid="0004755f"/>
    </style:style>
    <style:style style:name="P96" style:family="paragraph" style:parent-style-name="Text_20_body" style:list-style-name="L6">
      <style:text-properties officeooo:paragraph-rsid="0004755f"/>
    </style:style>
    <style:style style:name="P97" style:family="paragraph" style:parent-style-name="Text_20_body" style:list-style-name="L7">
      <style:text-properties officeooo:paragraph-rsid="0004755f"/>
    </style:style>
    <style:style style:name="P98" style:family="paragraph" style:parent-style-name="Text_20_body" style:list-style-name="L8">
      <style:text-properties fo:color="#cc0000" officeooo:rsid="001b3597" officeooo:paragraph-rsid="001b3597" fo:background-color="transparent"/>
    </style:style>
    <style:style style:name="P99" style:family="paragraph" style:parent-style-name="Text_20_body" style:list-style-name="L20">
      <style:text-properties officeooo:paragraph-rsid="0002e3f9" fo:background-color="transparent"/>
    </style:style>
    <style:style style:name="P100" style:family="paragraph" style:parent-style-name="Text_20_body" style:list-style-name="L21">
      <style:text-properties officeooo:paragraph-rsid="0002e3f9" fo:background-color="transparent"/>
    </style:style>
    <style:style style:name="P101" style:family="paragraph" style:parent-style-name="Text_20_body" style:list-style-name="L22">
      <style:text-properties officeooo:paragraph-rsid="0002e3f9" fo:background-color="transparent"/>
    </style:style>
    <style:style style:name="P102" style:family="paragraph" style:parent-style-name="Text_20_body" style:list-style-name="L23">
      <style:text-properties officeooo:paragraph-rsid="0002e3f9" fo:background-color="transparent"/>
    </style:style>
    <style:style style:name="P103" style:family="paragraph" style:parent-style-name="Text_20_body" style:list-style-name="L24">
      <style:text-properties officeooo:paragraph-rsid="0002e3f9" fo:background-color="transparent"/>
    </style:style>
    <style:style style:name="P104" style:family="paragraph" style:parent-style-name="Text_20_body" style:list-style-name="L9">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5" style:family="paragraph" style:parent-style-name="Text_20_body" style:list-style-name="L10">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6" style:family="paragraph" style:parent-style-name="Text_20_body" style:list-style-name="L11">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7" style:family="paragraph" style:parent-style-name="Text_20_body" style:list-style-name="L11">
      <style:paragraph-properties fo:margin-left="1.4772in" fo:margin-right="0in" fo:text-indent="-0.25in" style:auto-text-indent="false"/>
      <style:text-properties fo:font-size="10pt" officeooo:rsid="0066b1c3" officeooo:paragraph-rsid="0002e3f9" fo:background-color="transparent" style:font-size-asian="10pt" style:font-size-complex="10pt"/>
    </style:style>
    <style:style style:name="P108" style:family="paragraph" style:parent-style-name="Text_20_body" style:list-style-name="L12">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09" style:family="paragraph" style:parent-style-name="Text_20_body" style:list-style-name="L13">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0" style:family="paragraph" style:parent-style-name="Text_20_body" style:list-style-name="L15">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1" style:family="paragraph" style:parent-style-name="Text_20_body" style:list-style-name="L16">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2" style:family="paragraph" style:parent-style-name="Text_20_body" style:list-style-name="L17">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3" style:family="paragraph" style:parent-style-name="Text_20_body" style:list-style-name="L18">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4" style:family="paragraph" style:parent-style-name="Text_20_body" style:list-style-name="L19">
      <style:paragraph-properties fo:margin-left="1.4772in" fo:margin-right="0in" fo:text-indent="-0.25in" style:auto-text-indent="false"/>
      <style:text-properties fo:font-size="10pt" officeooo:paragraph-rsid="0002e3f9" fo:background-color="transparent" style:font-size-asian="10pt" style:font-size-complex="10pt"/>
    </style:style>
    <style:style style:name="P115" style:family="paragraph" style:parent-style-name="Text_20_body" style:list-style-name="L14">
      <style:paragraph-properties fo:margin-left="0.9846in" fo:margin-right="0in" fo:text-indent="-0.25in" style:auto-text-indent="false"/>
      <style:text-properties fo:font-size="10pt" officeooo:rsid="0068a5ad" officeooo:paragraph-rsid="0002e3f9" fo:background-color="transparent" style:font-size-asian="10pt" style:font-size-complex="10pt"/>
    </style:style>
    <style:style style:name="P116" style:family="paragraph" style:parent-style-name="Text_20_body" style:list-style-name="L14">
      <style:paragraph-properties fo:margin-left="0.9846in" fo:margin-right="0in" fo:text-indent="-0.25in" style:auto-text-indent="false"/>
      <style:text-properties fo:font-size="10pt" officeooo:paragraph-rsid="0002e3f9" fo:background-color="transparent" style:font-size-asian="10pt" style:font-size-complex="10pt"/>
    </style:style>
    <style:style style:name="P117" style:family="paragraph" style:parent-style-name="Heading_20_2">
      <style:text-properties officeooo:rsid="001b47ec" officeooo:paragraph-rsid="001b47ec"/>
    </style:style>
    <style:style style:name="P118" style:family="paragraph" style:parent-style-name="Heading_20_2">
      <style:text-properties officeooo:paragraph-rsid="0004755f"/>
    </style:style>
    <style:style style:name="P119" style:family="paragraph" style:parent-style-name="Heading_20_2">
      <style:text-properties officeooo:rsid="0038c546" officeooo:paragraph-rsid="0004755f"/>
    </style:style>
    <style:style style:name="P120" style:family="paragraph" style:parent-style-name="Heading_20_2">
      <style:text-properties officeooo:rsid="00527f80" officeooo:paragraph-rsid="0002e3f9" fo:background-color="transparent"/>
    </style:style>
    <style:style style:name="P121" style:family="paragraph" style:parent-style-name="Heading_20_2">
      <style:text-properties officeooo:rsid="006408e1" officeooo:paragraph-rsid="0002e3f9" fo:background-color="transparent"/>
    </style:style>
    <style:style style:name="P122" style:family="paragraph" style:parent-style-name="Heading_20_2">
      <style:text-properties officeooo:paragraph-rsid="0002e3f9" fo:background-color="transparent"/>
    </style:style>
    <style:style style:name="P123" style:family="paragraph" style:parent-style-name="Heading_20_2">
      <style:text-properties fo:color="#cc0000" officeooo:rsid="0020d98c" officeooo:paragraph-rsid="0020d98c" fo:background-color="transparent"/>
    </style:style>
    <style:style style:name="P124" style:family="paragraph" style:parent-style-name="Heading_20_2">
      <style:text-properties fo:color="#cc0000" officeooo:rsid="001b3597" officeooo:paragraph-rsid="001b3597" fo:background-color="transparent"/>
    </style:style>
    <style:style style:name="P125" style:family="paragraph" style:parent-style-name="Heading_20_3">
      <style:text-properties officeooo:rsid="0061561e" officeooo:paragraph-rsid="0002e3f9" fo:background-color="transparent"/>
    </style:style>
    <style:style style:name="P126" style:family="paragraph" style:parent-style-name="Endnote" style:list-style-name="L4"/>
    <style:style style:name="P127" style:family="paragraph" style:parent-style-name="Heading_20_1">
      <style:text-properties officeooo:rsid="00097381" officeooo:paragraph-rsid="00097381" fo:background-color="transparent"/>
    </style:style>
    <style:style style:name="P128" style:family="paragraph" style:parent-style-name="Heading_20_1">
      <style:text-properties officeooo:paragraph-rsid="00097381" fo:background-color="transparent"/>
    </style:style>
    <style:style style:name="T1" style:family="text">
      <style:text-properties officeooo:rsid="00587505"/>
    </style:style>
    <style:style style:name="T2" style:family="text">
      <style:text-properties fo:font-style="italic" style:font-style-asian="italic" style:font-style-complex="italic"/>
    </style:style>
    <style:style style:name="T3" style:family="text">
      <style:text-properties fo:font-style="italic" officeooo:rsid="005f95e8" style:font-style-asian="italic" style:font-style-complex="italic"/>
    </style:style>
    <style:style style:name="T4" style:family="text">
      <style:text-properties fo:font-style="italic" officeooo:rsid="00587505" style:font-style-asian="italic" style:font-style-complex="italic"/>
    </style:style>
    <style:style style:name="T5" style:family="text">
      <style:text-properties fo:font-style="italic" officeooo:rsid="009aa653" style:font-style-asian="italic" style:font-style-complex="italic"/>
    </style:style>
    <style:style style:name="T6" style:family="text">
      <style:text-properties fo:font-style="italic" officeooo:rsid="005bd285" style:font-style-asian="italic" style:font-style-complex="italic"/>
    </style:style>
    <style:style style:name="T7" style:family="text">
      <style:text-properties fo:font-style="italic" officeooo:rsid="0061561e" style:font-style-asian="italic" style:font-style-complex="italic"/>
    </style:style>
    <style:style style:name="T8" style:family="text">
      <style:text-properties fo:font-style="italic" officeooo:rsid="00627aef" style:font-style-asian="italic" style:font-style-complex="italic"/>
    </style:style>
    <style:style style:name="T9" style:family="text">
      <style:text-properties fo:font-style="italic" officeooo:rsid="00a42bc9" style:font-style-asian="italic" style:font-style-complex="italic"/>
    </style:style>
    <style:style style:name="T10" style:family="text">
      <style:text-properties fo:font-style="italic" officeooo:rsid="002badbe" style:font-style-asian="italic" style:font-style-complex="italic"/>
    </style:style>
    <style:style style:name="T11" style:family="text">
      <style:text-properties fo:font-style="italic" officeooo:rsid="002d024d" style:font-style-asian="italic" style:font-style-complex="italic"/>
    </style:style>
    <style:style style:name="T12" style:family="text">
      <style:text-properties fo:font-style="italic" officeooo:rsid="009e85fa" style:font-style-asian="italic" style:font-style-complex="italic"/>
    </style:style>
    <style:style style:name="T13" style:family="text">
      <style:text-properties fo:font-style="italic" officeooo:rsid="00790353" style:font-style-asian="italic" style:font-style-complex="italic"/>
    </style:style>
    <style:style style:name="T14" style:family="text">
      <style:text-properties fo:font-style="italic" officeooo:rsid="007c86aa" style:font-style-asian="italic" style:font-style-complex="italic"/>
    </style:style>
    <style:style style:name="T15" style:family="text">
      <style:text-properties fo:font-style="italic" officeooo:rsid="00791eb2" style:font-style-asian="italic" style:font-style-complex="italic"/>
    </style:style>
    <style:style style:name="T16" style:family="text">
      <style:text-properties fo:font-style="italic" officeooo:rsid="007adb50" style:font-style-asian="italic" style:font-style-complex="italic"/>
    </style:style>
    <style:style style:name="T17" style:family="text">
      <style:text-properties fo:font-style="italic" officeooo:rsid="007e0d42" style:font-style-asian="italic" style:font-style-complex="italic"/>
    </style:style>
    <style:style style:name="T18" style:family="text">
      <style:text-properties fo:font-style="italic" officeooo:rsid="007ff263" style:font-style-asian="italic" style:font-style-complex="italic"/>
    </style:style>
    <style:style style:name="T19" style:family="text">
      <style:text-properties fo:font-style="italic" officeooo:rsid="008323d4" style:font-style-asian="italic" style:font-style-complex="italic"/>
    </style:style>
    <style:style style:name="T20" style:family="text">
      <style:text-properties fo:font-style="italic" officeooo:rsid="0080ba65" style:font-style-asian="italic" style:font-style-complex="italic"/>
    </style:style>
    <style:style style:name="T21" style:family="text">
      <style:text-properties fo:font-style="italic" officeooo:rsid="0081725c" style:font-style-asian="italic" style:font-style-complex="italic"/>
    </style:style>
    <style:style style:name="T22" style:family="text">
      <style:text-properties fo:font-style="italic" officeooo:rsid="00844826" style:font-style-asian="italic" style:font-style-complex="italic"/>
    </style:style>
    <style:style style:name="T23" style:family="text">
      <style:text-properties fo:font-style="italic" officeooo:rsid="00876e3c" style:font-style-asian="italic" style:font-style-complex="italic"/>
    </style:style>
    <style:style style:name="T24" style:family="text">
      <style:text-properties fo:font-style="italic" officeooo:rsid="009f3de9" style:font-style-asian="italic" style:font-style-complex="italic"/>
    </style:style>
    <style:style style:name="T25" style:family="text">
      <style:text-properties fo:font-style="italic" officeooo:rsid="0087c25b" style:font-style-asian="italic" style:font-style-complex="italic"/>
    </style:style>
    <style:style style:name="T26" style:family="text">
      <style:text-properties fo:font-style="italic" officeooo:rsid="00a0ce1e" style:font-style-asian="italic" style:font-style-complex="italic"/>
    </style:style>
    <style:style style:name="T27" style:family="text">
      <style:text-properties fo:font-style="italic" officeooo:rsid="00884160" style:font-style-asian="italic" style:font-style-complex="italic"/>
    </style:style>
    <style:style style:name="T28" style:family="text">
      <style:text-properties fo:font-style="italic" officeooo:rsid="0088e0cb" style:font-style-asian="italic" style:font-style-complex="italic"/>
    </style:style>
    <style:style style:name="T29" style:family="text">
      <style:text-properties fo:font-style="italic" officeooo:rsid="008ad0cf" style:font-style-asian="italic" style:font-style-complex="italic"/>
    </style:style>
    <style:style style:name="T30" style:family="text">
      <style:text-properties fo:font-style="italic" officeooo:rsid="008c66eb" style:font-style-asian="italic" style:font-style-complex="italic"/>
    </style:style>
    <style:style style:name="T31" style:family="text">
      <style:text-properties fo:font-style="italic" officeooo:rsid="008dbceb" style:font-style-asian="italic" style:font-style-complex="italic"/>
    </style:style>
    <style:style style:name="T32" style:family="text">
      <style:text-properties fo:font-style="italic" style:text-underline-style="none" officeooo:rsid="0087c25b" style:font-style-asian="italic" style:font-style-complex="italic"/>
    </style:style>
    <style:style style:name="T33" style:family="text">
      <style:text-properties officeooo:rsid="005f95e8"/>
    </style:style>
    <style:style style:name="T34" style:family="text">
      <style:text-properties officeooo:rsid="005bd285"/>
    </style:style>
    <style:style style:name="T35" style:family="text">
      <style:text-properties officeooo:rsid="005e8ddc"/>
    </style:style>
    <style:style style:name="T36" style:family="text">
      <style:text-properties officeooo:rsid="0061561e"/>
    </style:style>
    <style:style style:name="T37" style:family="text">
      <style:text-properties fo:font-style="normal" style:font-style-asian="normal" style:font-style-complex="normal"/>
    </style:style>
    <style:style style:name="T38" style:family="text">
      <style:text-properties fo:font-style="normal" officeooo:rsid="0061561e" style:font-style-asian="normal" style:font-style-complex="normal"/>
    </style:style>
    <style:style style:name="T39" style:family="text">
      <style:text-properties fo:font-style="normal" officeooo:rsid="00627aef" style:font-style-asian="normal" style:font-style-complex="normal"/>
    </style:style>
    <style:style style:name="T40" style:family="text">
      <style:text-properties fo:font-style="normal" officeooo:rsid="00a42bc9" style:font-style-asian="normal" style:font-style-complex="normal"/>
    </style:style>
    <style:style style:name="T41" style:family="text">
      <style:text-properties fo:font-style="normal" officeooo:rsid="00a4382d" style:font-style-asian="normal" style:font-style-complex="normal"/>
    </style:style>
    <style:style style:name="T42" style:family="text">
      <style:text-properties fo:font-style="normal" officeooo:rsid="007c86aa" style:font-style-asian="normal" style:font-style-complex="normal"/>
    </style:style>
    <style:style style:name="T43" style:family="text">
      <style:text-properties fo:font-style="normal" officeooo:rsid="007e0d42" style:font-style-asian="normal" style:font-style-complex="normal"/>
    </style:style>
    <style:style style:name="T44" style:family="text">
      <style:text-properties fo:font-style="normal" officeooo:rsid="007ff263" style:font-style-asian="normal" style:font-style-complex="normal"/>
    </style:style>
    <style:style style:name="T45" style:family="text">
      <style:text-properties fo:font-style="normal" officeooo:rsid="0080ba65" style:font-style-asian="normal" style:font-style-complex="normal"/>
    </style:style>
    <style:style style:name="T46" style:family="text">
      <style:text-properties fo:font-style="normal" officeooo:rsid="008323d4" style:font-style-asian="normal" style:font-style-complex="normal"/>
    </style:style>
    <style:style style:name="T47" style:family="text">
      <style:text-properties fo:font-style="normal" officeooo:rsid="009f1153" style:font-style-asian="normal" style:font-style-complex="normal"/>
    </style:style>
    <style:style style:name="T48" style:family="text">
      <style:text-properties fo:font-style="normal" officeooo:rsid="0081725c" style:font-style-asian="normal" style:font-style-complex="normal"/>
    </style:style>
    <style:style style:name="T49" style:family="text">
      <style:text-properties fo:font-style="normal" officeooo:rsid="00865ea6" style:font-style-asian="normal" style:font-style-complex="normal"/>
    </style:style>
    <style:style style:name="T50" style:family="text">
      <style:text-properties fo:font-style="normal" officeooo:rsid="00844826" style:font-style-asian="normal" style:font-style-complex="normal"/>
    </style:style>
    <style:style style:name="T51" style:family="text">
      <style:text-properties fo:font-style="normal" officeooo:rsid="00876e3c" style:font-style-asian="normal" style:font-style-complex="normal"/>
    </style:style>
    <style:style style:name="T52" style:family="text">
      <style:text-properties fo:font-style="normal" officeooo:rsid="009f3de9" style:font-style-asian="normal" style:font-style-complex="normal"/>
    </style:style>
    <style:style style:name="T53" style:family="text">
      <style:text-properties fo:font-style="normal" officeooo:rsid="00a0ce1e" style:font-style-asian="normal" style:font-style-complex="normal"/>
    </style:style>
    <style:style style:name="T54" style:family="text">
      <style:text-properties fo:font-style="normal" officeooo:rsid="0087c25b" style:font-style-asian="normal" style:font-style-complex="normal"/>
    </style:style>
    <style:style style:name="T55" style:family="text">
      <style:text-properties fo:font-style="normal" officeooo:rsid="00522747" style:font-style-asian="normal" style:font-style-complex="normal"/>
    </style:style>
    <style:style style:name="T56" style:family="text">
      <style:text-properties fo:font-style="normal" officeooo:rsid="0088e0cb" style:font-style-asian="normal" style:font-style-complex="normal"/>
    </style:style>
    <style:style style:name="T57" style:family="text">
      <style:text-properties fo:font-style="normal" officeooo:rsid="008ad0cf" style:font-style-asian="normal" style:font-style-complex="normal"/>
    </style:style>
    <style:style style:name="T58" style:family="text">
      <style:text-properties fo:font-style="normal" officeooo:rsid="008c66eb" style:font-style-asian="normal" style:font-style-complex="normal"/>
    </style:style>
    <style:style style:name="T59" style:family="text">
      <style:text-properties fo:font-style="normal" officeooo:rsid="008dbceb" style:font-style-asian="normal" style:font-style-complex="normal"/>
    </style:style>
    <style:style style:name="T60" style:family="text">
      <style:text-properties fo:font-style="normal" officeooo:rsid="0038c546" style:font-style-asian="normal" style:font-style-complex="normal"/>
    </style:style>
    <style:style style:name="T61" style:family="text">
      <style:text-properties fo:font-style="normal" officeooo:rsid="003a7b1f" style:font-style-asian="normal" style:font-style-complex="normal"/>
    </style:style>
    <style:style style:name="T62" style:family="text">
      <style:text-properties fo:font-style="normal" officeooo:rsid="00358e68" style:font-style-asian="normal" style:font-style-complex="normal"/>
    </style:style>
    <style:style style:name="T63" style:family="text">
      <style:text-properties fo:font-style="normal" officeooo:rsid="00122b8c" style:font-style-asian="normal" style:font-style-complex="normal"/>
    </style:style>
    <style:style style:name="T64" style:family="text">
      <style:text-properties fo:font-style="normal" style:text-underline-style="none" officeooo:rsid="0087c25b" style:font-style-asian="normal" style:font-style-complex="normal"/>
    </style:style>
    <style:style style:name="T65" style:family="text">
      <style:text-properties officeooo:rsid="00627aef"/>
    </style:style>
    <style:style style:name="T66" style:family="text">
      <style:text-properties officeooo:rsid="00a5fc87"/>
    </style:style>
    <style:style style:name="T67" style:family="text">
      <style:text-properties officeooo:rsid="00a4382d"/>
    </style:style>
    <style:style style:name="T68" style:family="text">
      <style:text-properties officeooo:rsid="009aa653"/>
    </style:style>
    <style:style style:name="T69" style:family="text">
      <style:text-properties style:use-window-font-color="true" officeooo:rsid="0074396e"/>
    </style:style>
    <style:style style:name="T70" style:family="text">
      <style:text-properties style:use-window-font-color="true" officeooo:rsid="009aa653"/>
    </style:style>
    <style:style style:name="T71" style:family="text">
      <style:text-properties style:use-window-font-color="true" fo:font-style="italic" officeooo:rsid="0074396e" style:font-style-asian="italic" style:font-style-complex="italic"/>
    </style:style>
    <style:style style:name="T72" style:family="text">
      <style:text-properties style:use-window-font-color="true" fo:font-style="normal" officeooo:rsid="0074396e" style:font-style-asian="normal" style:font-style-complex="normal"/>
    </style:style>
    <style:style style:name="T73" style:family="text">
      <style:text-properties style:font-name-asian="OpenSymbol" style:font-name-complex="OpenSymbol"/>
    </style:style>
    <style:style style:name="T74" style:family="text">
      <style:text-properties officeooo:rsid="0067dccf" style:font-name-asian="OpenSymbol" style:font-name-complex="OpenSymbol"/>
    </style:style>
    <style:style style:name="T75" style:family="text">
      <style:text-properties officeooo:rsid="009abe11" style:font-name-asian="OpenSymbol" style:font-name-complex="OpenSymbol"/>
    </style:style>
    <style:style style:name="T76" style:family="text">
      <style:text-properties officeooo:rsid="0068a5ad" style:font-name-asian="OpenSymbol" style:font-name-complex="OpenSymbol"/>
    </style:style>
    <style:style style:name="T77" style:family="text">
      <style:text-properties officeooo:rsid="0069e44f" style:font-name-asian="OpenSymbol" style:font-name-complex="OpenSymbol"/>
    </style:style>
    <style:style style:name="T78" style:family="text">
      <style:text-properties style:font-name="OpenSymbol" style:font-name-asian="OpenSymbol" style:font-name-complex="OpenSymbol"/>
    </style:style>
    <style:style style:name="T79" style:family="text">
      <style:text-properties style:font-name="OpenSymbol" officeooo:rsid="0067dccf" style:font-name-asian="OpenSymbol" style:font-name-complex="OpenSymbol"/>
    </style:style>
    <style:style style:name="T80" style:family="text">
      <style:text-properties officeooo:rsid="009e85fa"/>
    </style:style>
    <style:style style:name="T81" style:family="text">
      <style:text-properties officeooo:rsid="0067dccf"/>
    </style:style>
    <style:style style:name="T82" style:family="text">
      <style:text-properties style:font-name="Nimbus Roman No9 L1" officeooo:rsid="0067dccf" style:font-name-asian="OpenSymbol" style:font-name-complex="OpenSymbol"/>
    </style:style>
    <style:style style:name="T83" style:family="text">
      <style:text-properties officeooo:rsid="002badbe"/>
    </style:style>
    <style:style style:name="T84" style:family="text">
      <style:text-properties officeooo:rsid="002d024d"/>
    </style:style>
    <style:style style:name="T85" style:family="text">
      <style:text-properties officeooo:rsid="00a89faf"/>
    </style:style>
    <style:style style:name="T86" style:family="text">
      <style:text-properties officeooo:rsid="00788f68"/>
    </style:style>
    <style:style style:name="T87" style:family="text">
      <style:text-properties officeooo:rsid="00932027"/>
    </style:style>
    <style:style style:name="T88" style:family="text">
      <style:text-properties officeooo:rsid="00790353"/>
    </style:style>
    <style:style style:name="T89" style:family="text">
      <style:text-properties officeooo:rsid="00791eb2"/>
    </style:style>
    <style:style style:name="T90" style:family="text">
      <style:text-properties officeooo:rsid="007adb50"/>
    </style:style>
    <style:style style:name="T91" style:family="text">
      <style:text-properties officeooo:rsid="007c86aa"/>
    </style:style>
    <style:style style:name="T92" style:family="text">
      <style:text-properties officeooo:rsid="007e0d42"/>
    </style:style>
    <style:style style:name="T93" style:family="text">
      <style:text-properties officeooo:rsid="007ff263"/>
    </style:style>
    <style:style style:name="T94" style:family="text">
      <style:text-properties officeooo:rsid="008323d4"/>
    </style:style>
    <style:style style:name="T95" style:family="text">
      <style:text-properties officeooo:rsid="0080ba65"/>
    </style:style>
    <style:style style:name="T96" style:family="text">
      <style:text-properties officeooo:rsid="0081725c"/>
    </style:style>
    <style:style style:name="T97" style:family="text">
      <style:text-properties officeooo:rsid="009f1153"/>
    </style:style>
    <style:style style:name="T98" style:family="text">
      <style:text-properties officeooo:rsid="00876e3c"/>
    </style:style>
    <style:style style:name="T99" style:family="text">
      <style:text-properties officeooo:rsid="009f3de9"/>
    </style:style>
    <style:style style:name="T100" style:family="text">
      <style:text-properties officeooo:rsid="003b8cb1"/>
    </style:style>
    <style:style style:name="T101" style:family="text">
      <style:text-properties officeooo:rsid="00522747"/>
    </style:style>
    <style:style style:name="T102" style:family="text">
      <style:text-properties officeooo:rsid="00a0ce1e"/>
    </style:style>
    <style:style style:name="T103" style:family="text">
      <style:text-properties officeooo:rsid="00884160"/>
    </style:style>
    <style:style style:name="T104" style:family="text">
      <style:text-properties officeooo:rsid="0088e0cb"/>
    </style:style>
    <style:style style:name="T105" style:family="text">
      <style:text-properties officeooo:rsid="008ad0cf"/>
    </style:style>
    <style:style style:name="T106" style:family="text">
      <style:text-properties officeooo:rsid="008c66eb"/>
    </style:style>
    <style:style style:name="T107" style:family="text">
      <style:text-properties officeooo:rsid="00372eaf"/>
    </style:style>
    <style:style style:name="T108" style:family="text">
      <style:text-properties officeooo:rsid="000dd3d6"/>
    </style:style>
    <style:style style:name="T109" style:family="text">
      <style:text-properties officeooo:rsid="00090c62"/>
    </style:style>
    <style:style style:name="T110" style:family="text">
      <style:text-properties officeooo:rsid="000be652"/>
    </style:style>
    <style:style style:name="T111" style:family="text">
      <style:text-properties officeooo:rsid="000cd635"/>
    </style:style>
    <style:style style:name="T112" style:family="text">
      <style:text-properties officeooo:rsid="0098d0ca"/>
    </style:style>
    <style:style style:name="T113" style:family="text">
      <style:text-properties fo:font-weight="normal" style:font-weight-asian="normal" style:font-weight-complex="normal"/>
    </style:style>
    <style:style style:name="T114" style:family="text">
      <style:text-properties officeooo:rsid="0038c546"/>
    </style:style>
    <style:style style:name="T115" style:family="text">
      <style:text-properties officeooo:rsid="00bb99cc"/>
    </style:style>
    <style:style style:name="T116" style:family="text">
      <style:text-properties officeooo:rsid="003a7b1f"/>
    </style:style>
    <style:style style:name="T117" style:family="text">
      <style:text-properties officeooo:rsid="00358e68"/>
    </style:style>
    <style:style style:name="T118" style:family="text">
      <style:text-properties officeooo:rsid="0099bc17"/>
    </style:style>
    <style:style style:name="T119" style:family="text">
      <style:text-properties officeooo:rsid="00060377"/>
    </style:style>
    <style:style style:name="T120" style:family="text">
      <style:text-properties officeooo:rsid="0007ea54"/>
    </style:style>
    <style:style style:name="T121" style:family="text">
      <style:text-properties style:text-underline-style="solid" style:text-underline-width="auto" style:text-underline-color="font-color"/>
    </style:style>
    <style:style style:name="T122" style:family="text">
      <style:text-properties officeooo:rsid="00097381"/>
    </style:style>
    <style:style style:name="T123" style:family="text">
      <style:text-properties officeooo:rsid="004f4ac8"/>
    </style:style>
    <style:style style:name="T124" style:family="text">
      <style:text-properties officeooo:rsid="0046dc49"/>
    </style:style>
    <style:style style:name="T125" style:family="text">
      <style:text-properties officeooo:rsid="004146cb"/>
    </style:style>
    <style:style style:name="T126" style:family="text">
      <style:text-properties officeooo:rsid="0041dffb"/>
    </style:style>
    <style:style style:name="T127" style:family="text">
      <style:text-properties officeooo:rsid="000f52c6"/>
    </style:style>
    <style:style style:name="T128" style:family="text">
      <style:text-properties officeooo:rsid="0010337e"/>
    </style:style>
    <style:style style:name="T129" style:family="text">
      <style:text-properties officeooo:rsid="00103829"/>
    </style:style>
    <style:style style:name="T130" style:family="text">
      <style:text-properties officeooo:rsid="00122b8c"/>
    </style:style>
    <style:style style:name="T131" style:family="text">
      <style:text-properties officeooo:rsid="00131c3a"/>
    </style:style>
    <style:style style:name="T132" style:family="text">
      <style:text-properties officeooo:rsid="00132c29"/>
    </style:style>
    <style:style style:name="T133" style:family="text">
      <style:text-properties fo:color="#ff0000" officeooo:rsid="00131c3a"/>
    </style:style>
    <style:style style:name="T134" style:family="text">
      <style:text-properties fo:color="#ff0000" officeooo:rsid="00200f4a"/>
    </style:style>
    <style:style style:name="T135" style:family="text">
      <style:text-properties fo:color="#dc2300" officeooo:rsid="00132c29"/>
    </style:style>
    <style:style style:name="T136" style:family="text">
      <style:text-properties fo:color="#dc2300" fo:font-style="normal" officeooo:rsid="00132c29" style:font-style-asian="normal" style:font-style-complex="normal"/>
    </style:style>
    <style:style style:name="T137" style:family="text">
      <style:text-properties officeooo:rsid="00145991"/>
    </style:style>
    <style:style style:name="T138" style:family="text">
      <style:text-properties officeooo:rsid="0016664c"/>
    </style:style>
    <style:style style:name="T139" style:family="text">
      <style:text-properties fo:color="#800000" officeooo:rsid="001472b9"/>
    </style:style>
    <style:style style:name="T140" style:family="text">
      <style:text-properties fo:color="#800000" fo:font-style="italic" officeooo:rsid="00145991" style:font-style-asian="italic" style:font-style-complex="italic"/>
    </style:style>
    <style:style style:name="T141" style:family="text">
      <style:text-properties fo:color="#800000" officeooo:rsid="00145991"/>
    </style:style>
    <style:style style:name="T142" style:family="text">
      <style:text-properties fo:color="#800000" officeooo:rsid="0016664c"/>
    </style:style>
    <style:style style:name="T143" style:family="text">
      <style:text-properties officeooo:rsid="001aeb94"/>
    </style:style>
    <style:style style:name="T144" style:family="text">
      <style:text-properties fo:color="#cc0000" officeooo:rsid="00132c29"/>
    </style:style>
    <style:style style:name="T145" style:family="text">
      <style:text-properties fo:color="#cc0000" officeooo:rsid="001aeb94"/>
    </style:style>
    <style:style style:name="T146" style:family="text">
      <style:text-properties fo:color="#cc0000" officeooo:rsid="001472b9"/>
    </style:style>
    <style:style style:name="T147" style:family="text">
      <style:text-properties fo:color="#cc0000" officeooo:rsid="003a7b1f"/>
    </style:style>
    <style:style style:name="T148" style:family="text">
      <style:text-properties fo:color="#cc0000" officeooo:rsid="001b3597"/>
    </style:style>
    <style:style style:name="T149" style:family="text">
      <style:text-properties fo:color="#cc0000" fo:background-color="transparent" loext:char-shading-value="0"/>
    </style:style>
    <style:style style:name="T150" style:family="text">
      <style:text-properties fo:color="#cc0000" officeooo:rsid="0020d98c" fo:background-color="transparent" loext:char-shading-value="0"/>
    </style:style>
    <style:style style:name="T151" style:family="text">
      <style:text-properties fo:color="#cc0000" officeooo:rsid="0021cc8a" fo:background-color="transparent" loext:char-shading-value="0"/>
    </style:style>
    <style:style style:name="T152" style:family="text">
      <style:text-properties officeooo:rsid="001b3597"/>
    </style:style>
    <style:style style:name="T153" style:family="text">
      <style:text-properties officeooo:rsid="001caa24"/>
    </style:style>
    <style:style style:name="T154" style:family="text">
      <style:text-properties officeooo:rsid="001dfbab"/>
    </style:style>
    <style:style style:name="T155" style:family="text">
      <style:text-properties officeooo:rsid="00200f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iny Python Panadapter</text:p>
      <text:p text:style-name="P41">Martin Ewing, AA6E</text:p>
      <text:p text:style-name="P41"/>
      <text:p text:style-name="P42">Supplementary Information <text:span text:style-name="T131">for QST Article </text:span><text:span text:style-name="T133">[update </text:span><text:span text:style-name="T134">3</text:span><text:span text:style-name="T133">, </text:span><text:span text:style-name="T134">9 June</text:span><text:span text:style-name="T133"> 2014]</text:span></text:p>
      <text:p text:style-name="P43"/>
      <table:table table:name="Table1" table:style-name="Table1">
        <table:table-column table:style-name="Table1.A"/>
        <table:table-row>
          <table:table-cell table:style-name="Table1.A1" office:value-type="string">
            <text:p text:style-name="P45">This document is an expanded and revised version of the article printed in QST (April, 2014). <text:span text:style-name="T148">Red text</text:span><text:span text:style-name="T152"> corresponds to latest revisions.</text:span> <text:s/>It has been updated, but it is probably not <text:span text:style-name="T143">fully</text:span> current, since the project has continued in development after publication. </text:p>
            <text:p text:style-name="P44"/>
            <text:p text:style-name="P46">The most up-to-date information on the TPP project is to be found on-line: </text:p>
            <text:p text:style-name="P44"/>
            <text:p text:style-name="P44">1. Program files, git repository, and related technical material are permanently stored at SourceForge.net - https://sourceforge.net/projects/tinypythonpanadapter/ . </text:p>
            <text:p text:style-name="P44"/>
            <text:p text:style-name="P44">2. Project news, discussion of user issues is available on a SourceForge mailing list. <text:s/>You can mail questions to tinypythonpanadaptor-discussion@lists.sourceforge.net . </text:p>
            <text:p text:style-name="P44"/>
            <text:p text:style-name="P44">For a free subscription, sign up at https://lists.sourceforge.net/lists/listinfo/tinypythonpanadapter-discussion . </text:p>
            <text:p text:style-name="P44"/>
            <text:p text:style-name="P44">3. A "lab notebook" about the TPP project with lots of technical and installation information is provided at http://www.aa6e.net/wiki/Tiny_Python_Panadapter . <text:s/></text:p>
            <text:p text:style-name="P44"/>
            <text:p text:style-name="P44">4. Text files (e.g. Python source) in the enclosed zip archive may be in Linux format. They can be read with Microsoft Word or similar software or converted to Windows format using the gedit text editor (available for Linux or Windows at https://wiki.gnome.org/Apps/Gedit).</text:p>
          </table:table-cell>
        </table:table-row>
      </table:table>
      <text:h text:style-name="P117" text:outline-level="2">Getting the Latest Program Version</text:h>
      <text:p text:style-name="P39">The normal way to get the latest released version is by downloading through https://sourceforge.net/projects/tinypythonpanadapter. <text:s/>Code developers may also wish to access the latest contributions in the GIT repository https://sourceforge.net/p/tinypythonpanadapter/code/ci/master/tree/.</text:p>
      <text:h text:style-name="P118" text:outline-level="2">Raspberry Pi: <text:span text:style-name="T107">First Steps [expanded]</text:span></text:h>
      <text:p text:style-name="P9">Here is a step-by-step list of things to do to set up the Pi for the panadapter project. Many of these are useful for anything you may want to do with your Pi.</text:p>
      <text:list xml:id="list2160972295741044476" text:style-name="L1">
        <text:list-item>
          <text:p text:style-name="P88">Using an SD card (suggested 8 GB class 4 or above) and a PC, download the NOOBS system according to the website above. <text:span text:style-name="T108">(We assume you have an Ethernet connection through your home router to the Internet.)</text:span></text:p>
        </text:list-item>
        <text:list-item>
          <text:p text:style-name="P88">Select Raspbian, download that system, and reboot as directed.</text:p>
        </text:list-item>
        <text:list-item>
          <text:p text:style-name="P88">You will be presented with a menu of configuration options. <text:span text:style-name="T107">Use the tab key to skip to desired options and the enter key to choose one. </text:span>(If you drop out of this menu and want to get back at any time, you can type the <text:span text:style-name="T2">raspi-config</text:span> command.) Recommended choices:</text:p>
          <text:list>
            <text:list-item>
              <text:p text:style-name="P88"><text:soft-page-break/>Change <text:span text:style-name="T107">your</text:span> password. Choose a good personal password to ensure some level of security. The username <text:span text:style-name="T109">(</text:span>pi<text:span text:style-name="T109">)</text:span> does not change. <text:span text:style-name="T109">(You can also set up a completely independent account with a new user name. <text:s/>See info for the BeagleBone Black below.)</text:span></text:p>
            </text:list-item>
            <text:list-item>
              <text:p text:style-name="P88">Don't enable boot directly to desktop, <text:span text:style-name="T108">unless you know that you want to</text:span>. The Pi will boot to the command line, and you can do what you need <text:span text:style-name="T109">with the command line</text:span>, or use the <text:span text:style-name="T2">startx</text:span> command to manually start the <text:span text:style-name="T110">graphical </text:span>desktop.</text:p>
            </text:list-item>
            <text:list-item>
              <text:p text:style-name="P88">Under advanced options, select the <text:span text:style-name="T111">item that</text:span> enable<text:span text:style-name="T111">s</text:span> SSH server. This will allow an outside computer (e.g., your PC) to connect to the Pi using the secure SSH protocol. (Outgoing SSH is always allowed.)</text:p>
            </text:list-item>
            <text:list-item>
              <text:p text:style-name="P88">Select <text:span text:style-name="T2">finish</text:span> and hit Enter when you are done with the menu.</text:p>
            </text:list-item>
          </text:list>
        </text:list-item>
        <text:list-item>
          <text:p text:style-name="P88">The initial Raspbian download is set up for UK operation – timezone, keyboard, locale, etc. You may want to set up for a different country and timezone.</text:p>
          <text:list>
            <text:list-item>
              <text:p text:style-name="P88">To select your timezone, type <text:span text:style-name="T2">sudo dpkg-reconfigure tzdata</text:span> and follow the menus. In the end you will set up something like <text:span text:style-name="T112">"</text:span>America/New_York<text:span text:style-name="T112">",</text:span> <text:span text:style-name="T109">which will appear afterwards in the file /etc/timezone</text:span>.</text:p>
            </text:list-item>
            <text:list-item>
              <text:p text:style-name="P87">Set up your locale (rules for character sets, lexical conventions, etc.). Type <text:span text:style-name="T2">sudo dpkg-reconfigure locales.</text:span> For a US location, make sure that the "en_US.UTF-8 UTF-8" locale is enabled. (<text:span text:style-name="T127">Turn on the </text:span>asterisk by hitting the space bar.) When you reach the screen about default locale, be sure to set "en_US.UTF-8 UTF-8" as your default.</text:p>
            </text:list-item>
            <text:list-item>
              <text:p text:style-name="P88">You may want to set up a standard US keyboard. Type <text:span text:style-name="T2">sudo dpkg-reconfigure keyboard configuration</text:span><text:span text:style-name="T37">. You pr</text:span>obably want the "Generic 104 key" option (not International). You probably want keyboard layout "English US", "No AltGr Key", and "No Compose Key". You can choose either <text:span text:style-name="T108">presented </text:span>option for Control+Alt+Backspace.</text:p>
            </text:list-item>
            <text:list-item>
              <text:p text:style-name="P88"><text:span text:style-name="T108">R</text:span>eboot the computer (<text:span text:style-name="T2">sudo reboot</text:span>) to make all the changes effective.</text:p>
            </text:list-item>
          </text:list>
        </text:list-item>
      </text:list>
      <text:h text:style-name="P118" text:outline-level="2">BeagleBone Black: <text:span text:style-name="T107">First Steps [Expanded]</text:span></text:h>
      <text:p text:style-name="P9">The <text:span text:style-name="T107">BBB</text:span> requires a bit more work to configure for our project than the Pi, but <text:span text:style-name="T108">in the end we will have a system that is configured much like the Pi above</text:span>. We will give instructions for bringing up a Debian 7.0.0 "Wheezy" <text:span text:style-name="T119">(or later)</text:span> Linux system on the BeagleBone Black (BBB). This system uses the kernel provided by Robert C. Nelson, called <text:span text:style-name="Emphasis">"Linux arm 3.8.13-bone21 #1 SMP Thu Jun 13 23:52:15 UTC 2013 armv7l GNU/Linux"</text:span>. <text:span text:style-name="T119">A</text:span> later kernel <text:span text:style-name="T119">should be OK</text:span>. <text:span text:style-name="T108">Various o</text:span>ther Linux distributions are available for the BBB. <text:span text:style-name="T119">T</text:span>hey might work for our project, but we haven't tried them.</text:p>
      <text:list xml:id="list4792692962217640105" text:style-name="L2">
        <text:list-item>
          <text:p text:style-name="P89">Read <text:a xlink:type="simple" xlink:href="http://elinux.org/BeagleBoardDebian" office:target-frame-name="_blank" xlink:show="new">http://elinux.org/BeagleBoardDebian</text:a>. This page gives a number of options that more technical readers can use to get a basic working Debian system, including <text:span text:style-name="T112">how to </text:span>build your own kernel.</text:p>
        </text:list-item>
        <text:list-item>
          <text:p text:style-name="P89">Obtain an 8 or 16 GB microSD card for the Debian installation. (We will not be using the BBB's on-board 2 GB "eMMC" flash memory. I recommend keeping the Angstrom Linux on eMMC that comes with the BBB from the factory for later testing.)</text:p>
        </text:list-item>
        <text:list-item>
          <text:p text:style-name="P89">Follow instructions to download Debian system on your local Linux PC (using a micro to full-<text:soft-page-break/>size SD adapter if needed) and install on microSD.</text:p>
        </text:list-item>
        <text:list-item>
          <text:p text:style-name="P89">Attach <text:span text:style-name="T108">an </text:span>HDMI <text:span text:style-name="T108">(or DVI-D) </text:span>monitor, USB hub, and keyboard and mouse to your BBB. Insert the microSD in your BBB and boot. You should see a photo of Tux, the Linux <text:span text:style-name="T127">penguin</text:span>, followed shortly by a text login (user:debian, pas<text:span text:style-name="T112">s</text:span>word:temppwd).</text:p>
        </text:list-item>
        <text:list-item>
          <text:p text:style-name="P89">Check that your Internet connection is up and running. (<text:span text:style-name="Emphasis">ifconfig eth0; ping arrl.org</text:span>)</text:p>
        </text:list-item>
        <text:list-item>
          <text:p text:style-name="P89">Type command <text:span text:style-name="Emphasis">sudo apt-get task-lxde-desktop</text:span>. If you want a different desktop system you could ask for a different "task", such as "task-gnome-desktop". Be patient: many packages will be downloaded and installed. It's a good time to organize your shack.</text:p>
        </text:list-item>
        <text:list-item>
          <text:p text:style-name="P89">When finished, reboot the computer (<text:span text:style-name="Emphasis">sudo reboot</text:span>), and you should see an LXDE login screen, where you can select user "debian" and enter password "temppwd".</text:p>
        </text:list-item>
        <text:list-item>
          <text:p text:style-name="P89">The Debian LXDE desktop should appear!</text:p>
        </text:list-item>
      </text:list>
      <text:list xml:id="list7922103058762379483" text:style-name="L3">
        <text:list-item>
          <text:p text:style-name="P90">Change password for account "debian" to something private for you, <text:span text:style-name="T107">using a terminal emulator window and the </text:span>“<text:span text:style-name="T2">passwd</text:span>” command.</text:p>
        </text:list-item>
        <text:list-item>
          <text:p text:style-name="P90">If needed, you can use LXDE's "X" <text:span text:style-name="T107">(start)</text:span> menu → Other → <text:span text:style-name="Strong_20_Emphasis"><text:span text:style-name="T113">LXRandR</text:span></text:span><text:span text:style-name="Strong_20_Emphasis"> </text:span>to specify a preferred screen resolution. Sometimes a lower setting can provide more stable video. <text:span text:style-name="T107">Click </text:span>"Save" to <text:span text:style-name="T112">make</text:span> it permanent.</text:p>
        </text:list-item>
      </text:list>
      <text:h text:style-name="P119" text:outline-level="2">Continuing with your Pi or BBB <text:span text:style-name="T120">[Expanded]</text:span></text:h>
      <text:p text:style-name="P36">Most of the following is <text:span text:style-name="T120">the same in</text:span> <text:span text:style-name="T120">either the Pi or BBB</text:span>. </text:p>
      <text:list xml:id="list95329146216049" text:continue-numbering="true" text:style-name="L3">
        <text:list-item>
          <text:p text:style-name="P90"><text:span text:style-name="T114">Install several packages: </text:span>"<text:span text:style-name="Emphasis">sudo apt-get install python-pygame python-libhamlib2 python-dev portaudio19-dev </text:span><text:span text:style-name="Emphasis"><text:span text:style-name="T114">python-numpy</text:span></text:span>". <text:span text:style-name="T114">(Some of these may already have been installed.) </text:span>If asked whether it's OK to remove libjack-jackd2-0, answer <text:span text:style-name="T2">yes</text:span>.</text:p>
        </text:list-item>
      </text:list>
      <text:list xml:id="list5270314328215850886" text:style-name="L4">
        <text:list-item>
          <text:p text:style-name="P92">We want PyAudio software also. There <text:span text:style-name="T114">may be</text:span> a version in <text:span text:style-name="T115">your</text:span> repository (python-pyaudio), but we need version 0.2.7 or later, and the repository <text:span text:style-name="T112">may </text:span>not <text:span text:style-name="T112">be</text:span> up to that level. <text:span text:style-name="T144">[</text:span><text:span text:style-name="T145">The c</text:span><text:span text:style-name="T144">urrent version is 0.2.8, </text:span><text:span text:style-name="T146">as viewed 5/11/2014</text:span><text:span text:style-name="T144">.]</text:span><text:span text:style-name="T132"> If so,</text:span> we need to download and install PyAudio "by hand":</text:p>
          <text:list>
            <text:list-item>
              <text:p text:style-name="P92"><text:span text:style-name="T120">Use web browser Midori (Pi's standard browser) or IceWeasel (BBB's) and go </text:span>to <text:span text:style-name="T121">http://people.csail.mit.edu/hubert/pyaudio/</text:span></text:p>
            </text:list-item>
            <text:list-item>
              <text:p text:style-name="P126"><text:span text:style-name="T37">Scroll down to "PyAudio Source" and click on "PyAudio Tarball.</text:span><text:span text:style-name="T37"><text:note text:id="ftn1" text:note-class="endnote"><text:note-citation>1</text:note-citation><text:note-body><text:p text:style-name="P86">A tarball is a file created by the Linux tar utility (or other compatible software). <text:s/>It usually combines multiple files into one for handling convenience. <text:s/>Often, it is compressed using gzip or another compression program.</text:p></text:note-body></text:note></text:span><text:span text:style-name="T37">". Download the compressed archive </text:span>pyaudio-0.2.<text:span text:style-name="T135">8</text:span>.tar.gz<text:span text:style-name="T37"> to a convenient folder, such as your home directory. </text:span></text:p>
            </text:list-item>
            <text:list-item>
              <text:p text:style-name="P94"><text:span text:style-name="T37">Change directory (</text:span>cd<text:span text:style-name="T37">) to that folder and type </text:span>tar xzf pyaudio-0.2.<text:span text:style-name="T144">8</text:span>.tar.gz<text:span text:style-name="T37"> to </text:span><text:span text:style-name="T60">de</text:span><text:span text:style-name="T37">compress and extract the folder PyAudio-0.2.</text:span><text:span text:style-name="T136">8</text:span><text:span text:style-name="T37">. Change (</text:span>cd<text:span text:style-name="T37">) to this folder and give the command </text:span>sudo python setup.py install<text:span text:style-name="T37">. The process should complete in a minute or so.</text:span></text:p>
            </text:list-item>
            <text:list-item>
              <text:p text:style-name="P92">Verify the installation by running Python and trying to import PyAudio:</text:p>
              <text:list>
                <text:list-header>
                  <text:p text:style-name="P94"><text:span text:style-name="T37">Type "</text:span>python"<text:span text:style-name="T37"> followed by the Enter key</text:span>. <text:span text:style-name="T37">Python will start and give its prompt: "&gt;&gt;&gt;"). Then type </text:span>import pyaudio<text:span text:style-name="T37"> followed by the Enter key.</text:span></text:p>
                  <text:p text:style-name="P92">If there is no error message, you have successfully loaded PyAudio. <text:span text:style-name="T137">To see the actual version number, you can type </text:span><text:span text:style-name="T140">pyaudio.__version__</text:span><text:span text:style-name="T141">.</text:span></text:p>
                </text:list-header>
              </text:list>
            </text:list-item>
          </text:list>
        </text:list-item>
        <text:list-item>
          <text:p text:style-name="P91"><text:soft-page-break/><text:span text:style-name="T128">(Optional) </text:span>If <text:span text:style-name="T116">you want </text:span>support for the RTL2832U-based DVB-T dongle <text:span text:style-name="T117">(RTL-SDR)</text:span>:</text:p>
        </text:list-item>
      </text:list>
      <text:list xml:id="list1279696504597257721" text:style-name="L5">
        <text:list-item>
          <text:list>
            <text:list-item>
              <text:p text:style-name="P95">You may need to <text:span text:style-name="T108">run</text:span> <text:span text:style-name="T2">sudo apt-get install autoconf</text:span> <text:span text:style-name="T2">libtool</text:span> <text:span text:style-name="T2">make libusb-1.0-0-dev</text:span> <text:span text:style-name="T112">to install those </text:span>packages.</text:p>
            </text:list-item>
            <text:list-item>
              <text:p text:style-name="P95"><text:span text:style-name="T108">D</text:span>ownload, build, and install rtl-sdr using instructions at <text:span text:style-name="T2">http://sdr.osmocom.org/trac/wiki/rtl-sdr</text:span>. Use the "autotools" instructions <text:span text:style-name="T117">on that site</text:span>, unless you have another preference. Install udev rules as suggested. With RTL dongle installed, run <text:span text:style-name="T2">rtl_test</text:span> to verify correct installation.</text:p>
            </text:list-item>
            <text:list-item>
              <text:p text:style-name="P95"><text:span text:style-name="T108">D</text:span>ownload and install <text:span text:style-name="T2">pyrtlsdr</text:span> using <text:span text:style-name="T2">git clone https://github.com/roger-/pyrtlsdr.git</text:span> and then (in pyrtlsdr directory) <text:span text:style-name="T2">sudo python setup.py install</text:span>.</text:p>
            </text:list-item>
          </text:list>
        </text:list-item>
      </text:list>
      <text:list xml:id="list6094660037897092539" text:style-name="L6">
        <text:list-item>
          <text:p text:style-name="P96"><text:span text:style-name="T116">(Optional) </text:span>Install <text:span text:style-name="T37">ntp</text:span> package for accurate network-based timekeeping. <text:span text:style-name="T139">(Ntp is already set up on the Raspberry Pi.)</text:span></text:p>
        </text:list-item>
        <text:list-item>
          <text:p text:style-name="P96"><text:span text:style-name="T114">(Optional) </text:span>Create a normal user account for yourself. If your name is Hiram:<text:line-break/>(<text:span text:style-name="Emphasis">sudo adduser hiram</text:span>) Give your account the following groups: sudo, dialout, audio. (<text:span text:style-name="Emphasis">sudo adduser hiram sudo</text:span>, <text:span text:style-name="Emphasis">sudo adduser hiram audio</text:span>, etc.)</text:p>
        </text:list-item>
        <text:list-item>
          <text:p text:style-name="P93">You may wish to customize your computer name and set up your home network.</text:p>
          <text:list>
            <text:list-item>
              <text:p text:style-name="P93">To change your computer's name, edit the file /etc/hostname and reboot. Use LeafPad or <text:span text:style-name="T118">your favorite</text:span> text editor.</text:p>
            </text:list-item>
            <text:list-item>
              <text:p text:style-name="P96"><text:span text:style-name="T37">To make your other local computers reachable by name, edit the file /etc/hosts, giving the </text:span><text:span text:style-name="T61">numerical </text:span><text:span text:style-name="T37">IP address, </text:span><text:span text:style-name="T62">then </text:span><text:span text:style-name="T37">spaces, then the computer name for that address. (</text:span><text:span text:style-name="T62">Check</text:span><text:span text:style-name="T37"> </text:span><text:span text:style-name="T2">man hosts</text:span><text:span text:style-name="T37"> for more information.)</text:span></text:p>
            </text:list-item>
          </text:list>
        </text:list-item>
      </text:list>
      <text:list xml:id="list3303650950183543202" text:style-name="L7">
        <text:list-item>
          <text:p text:style-name="P97"><text:span text:style-name="T142">(Optional)</text:span><text:span text:style-name="T138"> </text:span>Install "<text:span text:style-name="Strong_20_Emphasis"><text:span text:style-name="T113">gedit</text:span></text:span>" -- a better editor than LXDE's <text:span text:style-name="Strong_20_Emphasis"><text:span text:style-name="T113">LeafPad</text:span></text:span>, especially for programming in Python. <text:span text:style-name="T116">A lot of additional packages will be pulled in. </text:span><text:span text:style-name="T147">(On the Pi, installing gedit may remove certain other packages, including ruby, clang, llvm, etc. <text:s/>You can reinstall them later, if needed.)</text:span></text:p>
        </text:list-item>
      </text:list>
      <text:h text:style-name="P120" text:outline-level="2">Run-time Issues</text:h>
      <text:p text:style-name="P31"><text:span text:style-name="T1">The programming challenge in a project like this is mainly to keep the CPU demand low enough to fit the capabilities of our small computer boards. <text:s/>It is a good idea to keep the CPU average utilization below about 75% for reliable operation. <text:s/>Linux is not a real-time operating system, which means that your application can be interrupted from time to time for system housekeeping and other tasks. <text:s/>Python also has its limitations for real-time operation. <text:s/>It has multi-threading capability, which we use, but it does not understand process-level multiprogramming or threading across multiple CPUs or cores. Sometimes you may find that the Linux </text:span><text:span text:style-name="T3">nice</text:span><text:span text:style-name="T33"> command with negative "niceness" will boost the priority of </text:span><text:span text:style-name="T3">iq.py</text:span><text:span text:style-name="T33"> enough to keep it running more smoothly. <text:s/>You can try invoking the program as </text:span></text:p>
      <text:p text:style-name="P21">nice -20 python iq.py ...</text:p>
      <text:p text:style-name="P31"><text:span text:style-name="T1">Many factors can reduce CPU demand, including increased data chunk size (</text:span><text:span text:style-name="T4">n_buffers</text:span><text:span text:style-name="T1">), lower sample rate (44100 Hz or less), reduced FFT size, rejecting some data (reducing </text:span><text:span text:style-name="T4">tak</text:span><text:span text:style-name="T5">e</text:span><text:span text:style-name="T1">), avoiding the waterfall option, etc. <text:s/>In general, you have a trade-off between display update rate, sensitivity, and frequency resolution. <text:s/>Feel free to experiment with these parameters to get the most pleasing results.</text:span></text:p>
      <text:h text:style-name="P125" text:outline-level="3"><text:soft-page-break/>FFT Size</text:h>
      <text:p text:style-name="P32">Another question is how to choose the best FFT size. <text:s/>The greater the FFT size, the finer the frequency resolution will be at the expense of greater CPU demand. However, there is no <text:span text:style-name="T128">reason to</text:span> <text:span text:style-name="T128">use a</text:span> size greater than the width of the display spectrum, in pixels. <text:s/>Additionally, the FFT algorithm works much faster for some sizes than others. <text:s/>The favorable sizes are numbers that are "highly composite" – the product of small integers, like 2, 3, 5, etc. <text:s/>(The worst choices will be prime numbers – numbers that are only divisible by themselves and by 1, like 127 or 257.) Table 4 gives some examples of some sizes you might choose, along with measured Numpy FFT execution time on the BBB and Pi. <text:s text:c="3"/>For example 224 = 7 x 2 x 2 x 2 x 2 x 2 = 7 x 2**5 is one reasonable choice, but powers of 2 (256, 512, etc.) will likely be fastest.</text:p>
      <table:table table:name="CompositeNumbers" table:style-name="CompositeNumbers">
        <table:table-column table:style-name="CompositeNumbers.A"/>
        <table:table-column table:style-name="CompositeNumbers.B"/>
        <table:table-column table:style-name="CompositeNumbers.C"/>
        <table:table-column table:style-name="CompositeNumbers.D"/>
        <table:table-row>
          <table:table-cell table:style-name="CompositeNumbers.A1" office:value-type="string">
            <text:p text:style-name="P64">Factors</text:p>
          </table:table-cell>
          <table:table-cell table:style-name="CompositeNumbers.A1" office:value-type="string">
            <text:p text:style-name="P64">Number</text:p>
          </table:table-cell>
          <table:table-cell table:style-name="CompositeNumbers.C1" table:number-columns-spanned="2" office:value-type="string">
            <text:p text:style-name="P65">FFT (avg uS)</text:p>
          </table:table-cell>
          <table:covered-table-cell/>
        </table:table-row>
        <table:table-row>
          <table:table-cell table:style-name="CompositeNumbers.A2" office:value-type="string">
            <text:p text:style-name="P64"/>
          </table:table-cell>
          <table:table-cell table:style-name="CompositeNumbers.A2" office:value-type="string">
            <text:p text:style-name="P64"/>
          </table:table-cell>
          <table:table-cell table:style-name="CompositeNumbers.A2" office:value-type="string">
            <text:p text:style-name="P63">BBB</text:p>
          </table:table-cell>
          <table:table-cell table:style-name="CompositeNumbers.D2" office:value-type="string">
            <text:p text:style-name="P63">RPi</text:p>
          </table:table-cell>
        </table:table-row>
        <table:table-row>
          <table:table-cell table:style-name="CompositeNumbers.A2" office:value-type="string">
            <text:p text:style-name="P66">7 x 2**5</text:p>
          </table:table-cell>
          <table:table-cell table:style-name="CompositeNumbers.A2" office:value-type="string">
            <text:p text:style-name="P66">224</text:p>
          </table:table-cell>
          <table:table-cell table:style-name="CompositeNumbers.A2" office:value-type="string">
            <text:p text:style-name="P67">261</text:p>
          </table:table-cell>
          <table:table-cell table:style-name="CompositeNumbers.D2" office:value-type="string">
            <text:p text:style-name="P68">580</text:p>
          </table:table-cell>
        </table:table-row>
        <table:table-row>
          <table:table-cell table:style-name="CompositeNumbers.A2" office:value-type="string">
            <text:p text:style-name="P69">2**8</text:p>
          </table:table-cell>
          <table:table-cell table:style-name="CompositeNumbers.A2" office:value-type="string">
            <text:p text:style-name="P69">256</text:p>
          </table:table-cell>
          <table:table-cell table:style-name="CompositeNumbers.A2" office:value-type="string">
            <text:p text:style-name="P70">232</text:p>
          </table:table-cell>
          <table:table-cell table:style-name="CompositeNumbers.D2" office:value-type="string">
            <text:p text:style-name="P71">576</text:p>
          </table:table-cell>
        </table:table-row>
        <table:table-row>
          <table:table-cell table:style-name="CompositeNumbers.A2" office:value-type="string">
            <text:p text:style-name="P70">prime</text:p>
          </table:table-cell>
          <table:table-cell table:style-name="CompositeNumbers.A2" office:value-type="string">
            <text:p text:style-name="P70">257</text:p>
          </table:table-cell>
          <table:table-cell table:style-name="CompositeNumbers.A2" office:value-type="string">
            <text:p text:style-name="P70">2840</text:p>
          </table:table-cell>
          <table:table-cell table:style-name="CompositeNumbers.D2" office:value-type="string">
            <text:p text:style-name="P71">3450</text:p>
          </table:table-cell>
        </table:table-row>
        <table:table-row>
          <table:table-cell table:style-name="CompositeNumbers.A2" office:value-type="string">
            <text:p text:style-name="P69">3*2 x 2**5</text:p>
          </table:table-cell>
          <table:table-cell table:style-name="CompositeNumbers.A2" office:value-type="string">
            <text:p text:style-name="P69">288</text:p>
          </table:table-cell>
          <table:table-cell table:style-name="CompositeNumbers.A2" office:value-type="string">
            <text:p text:style-name="P70">303</text:p>
          </table:table-cell>
          <table:table-cell table:style-name="CompositeNumbers.D2" office:value-type="string">
            <text:p text:style-name="P71">637</text:p>
          </table:table-cell>
        </table:table-row>
        <table:table-row>
          <table:table-cell table:style-name="CompositeNumbers.A2" office:value-type="string">
            <text:p text:style-name="P72">5 x 2**6</text:p>
          </table:table-cell>
          <table:table-cell table:style-name="CompositeNumbers.A2" office:value-type="string">
            <text:p text:style-name="P72">320</text:p>
          </table:table-cell>
          <table:table-cell table:style-name="CompositeNumbers.A2" office:value-type="string">
            <text:p text:style-name="P70">305</text:p>
          </table:table-cell>
          <table:table-cell table:style-name="CompositeNumbers.D2" office:value-type="string">
            <text:p text:style-name="P71">634</text:p>
          </table:table-cell>
        </table:table-row>
        <table:table-row>
          <table:table-cell table:style-name="CompositeNumbers.A2" office:value-type="string">
            <text:p text:style-name="P69">3 x 2**7</text:p>
          </table:table-cell>
          <table:table-cell table:style-name="CompositeNumbers.A2" office:value-type="string">
            <text:p text:style-name="P69">384</text:p>
          </table:table-cell>
          <table:table-cell table:style-name="CompositeNumbers.A2" office:value-type="string">
            <text:p text:style-name="P70">375</text:p>
          </table:table-cell>
          <table:table-cell table:style-name="CompositeNumbers.D2" office:value-type="string">
            <text:p text:style-name="P71">751</text:p>
          </table:table-cell>
        </table:table-row>
        <table:table-row>
          <table:table-cell table:style-name="CompositeNumbers.A2" office:value-type="string">
            <text:p text:style-name="P72">7 x 2**6</text:p>
          </table:table-cell>
          <table:table-cell table:style-name="CompositeNumbers.A2" office:value-type="string">
            <text:p text:style-name="P72">448</text:p>
          </table:table-cell>
          <table:table-cell table:style-name="CompositeNumbers.A2" office:value-type="string">
            <text:p text:style-name="P70">476</text:p>
          </table:table-cell>
          <table:table-cell table:style-name="CompositeNumbers.D2" office:value-type="string">
            <text:p text:style-name="P71">914</text:p>
          </table:table-cell>
        </table:table-row>
        <table:table-row>
          <table:table-cell table:style-name="CompositeNumbers.A2" office:value-type="string">
            <text:p text:style-name="P69">2**9</text:p>
          </table:table-cell>
          <table:table-cell table:style-name="CompositeNumbers.A2" office:value-type="string">
            <text:p text:style-name="P69">512</text:p>
          </table:table-cell>
          <table:table-cell table:style-name="CompositeNumbers.A2" office:value-type="string">
            <text:p text:style-name="P70">468</text:p>
          </table:table-cell>
          <table:table-cell table:style-name="CompositeNumbers.D2" office:value-type="string">
            <text:p text:style-name="P71">897</text:p>
          </table:table-cell>
        </table:table-row>
        <table:table-row>
          <table:table-cell table:style-name="CompositeNumbers.A2" office:value-type="string">
            <text:p text:style-name="P69">3**2 x 2**6</text:p>
          </table:table-cell>
          <table:table-cell table:style-name="CompositeNumbers.A2" office:value-type="string">
            <text:p text:style-name="P69">576</text:p>
          </table:table-cell>
          <table:table-cell table:style-name="CompositeNumbers.A2" office:value-type="string">
            <text:p text:style-name="P70">566</text:p>
          </table:table-cell>
          <table:table-cell table:style-name="CompositeNumbers.D2" office:value-type="string">
            <text:p text:style-name="P71">989</text:p>
          </table:table-cell>
        </table:table-row>
      </table:table>
      <text:p text:style-name="P48">Table 4. Some highly composite numbers <text:span text:style-name="T34">and FFT timing <text:line-break/>for BeagleBone Black and Raspberry Pi.</text:span></text:p>
      <text:p text:style-name="P31"><text:span text:style-name="T35">The FFT load is usually not a major concern for </text:span><text:span text:style-name="T6">iq.py</text:span><text:span text:style-name="T34">, if you choose a reasonable size. Graphics and other functions dominate.</text:span></text:p>
      <text:h text:style-name="P125" text:outline-level="3">Graphics Options</text:h>
      <text:p text:style-name="P31"><text:span text:style-name="T36">Our code uses PyGame's graphics, but PyGame supports various graphics drivers. <text:s/>During development, when you are probably running with a large format video monitor, you may want to work in a window under your normal desktop environment (usually X11). <text:s/>This is PyGame's default mode. <text:s/>But if you intend to run the </text:span><text:span text:style-name="T7">iq.py</text:span><text:span text:style-name="T36"> panadapter in a dedicated environment with a smaller display, like the LCD4, you may not want all the complexity of the X11 desktop, which takes CPU time and memory to do things you won't need.</text:span></text:p>
      <text:p text:style-name="P31"><text:span text:style-name="T36">PyGame will also work with non-X11 drivers. <text:s/>We have tried </text:span><text:span text:style-name="T38">directfb</text:span><text:span text:style-name="T36"> with some success. <text:s/>If you have the </text:span><text:span text:style-name="T38">libdirectfb</text:span><text:span text:style-name="T36"> package installed, you can boot your system to the command line without any graphical desktop (before typing </text:span><text:span text:style-name="T8">startx</text:span><text:span text:style-name="T65">) and simply run </text:span><text:span text:style-name="T8">iq.py.</text:span><text:span text:style-name="T39"> Directfb should find the monitor and display the panadapter window. <text:s/>In some cases, you may need to set an environment variable before running </text:span><text:span text:style-name="T8">iq.py</text:span><text:span text:style-name="T39">, using the command </text:span></text:p>
      <text:p text:style-name="P30"><text:span text:style-name="T8">export SDL_VIDEODRIVER=directfb </text:span><text:span text:style-name="T39">.</text:span></text:p>
      <text:p text:style-name="P17"><text:soft-page-break/>Directfb needs some configuration files to work with the LCD4 display. <text:s/>Create the file '.directfbrc' in your home directory (or create /etc/directfbrc) with the contents:</text:p>
      <text:p text:style-name="P83">system=sdl </text:p>
      <text:p text:style-name="P83">mode=480x272 </text:p>
      <text:p text:style-name="P83">depth=16 </text:p>
      <text:p text:style-name="P16"><text:line-break/>Add the following to the file /etc/fb.modes:</text:p>
      <text:p text:style-name="P83">mode "480x272" </text:p>
      <text:p text:style-name="P83"><text:s text:c="4"/>geometry 480 272 480 272 0 </text:p>
      <text:p text:style-name="P83">endmode </text:p>
      <text:p text:style-name="P15"><text:line-break/>To use directfb, you need to boot the BBB into text mode (<text:span text:style-name="T66">without</text:span> X11). <text:s/>One way to make that happen is to edit the file /boot/uboot/uEnv.txt to change the line</text:p>
      <text:p text:style-name="P82">optargs=</text:p>
      <text:p text:style-name="P15">to</text:p>
      <text:p text:style-name="P82">optargs=text</text:p>
      <text:p text:style-name="P23"><text:span text:style-name="T40">After this when you reboot, you will always get the command line without X11. </text:span><text:span text:style-name="T41">Then you would use SSH to connect to the BBB and then </text:span><text:span text:style-name="T40">invoke </text:span><text:span text:style-name="T9">iq.py</text:span><text:span text:style-name="T40"> as root. For example,</text:span></text:p>
      <text:p text:style-name="P20">sudo python iq.py --LCD4 …</text:p>
      <text:p text:style-name="P22"><text:span text:style-name="T41">If you want your computer to automatically boot into</text:span><text:span text:style-name="T67"> iq.py, </text:span><text:span text:style-name="T41">you can place the </text:span><text:span text:style-name="T67">python iq.py </text:span><text:span text:style-name="T41">command into /etc/rc.local.</text:span></text:p>
      <text:p text:style-name="P37">Directfb can also be used on the Pi, but the LCD4 display is not available. <text:s/>You can use directfb with any size monitor that is connected through the HDMI port or that has a direct connect to the Pi (such as the Adafruit 2.8" touch screen), as long as appropriate driver software is installed. <text:s/>For alternate displays, you may want to change the "480x272" pixel configuration above to the actual pixel size of your device.</text:p>
      <text:h text:style-name="P123" text:outline-level="2">Frequency Readout &amp; Control Options</text:h>
      <text:p text:style-name="P40"><text:span text:style-name="T150">T</text:span><text:span text:style-name="T149">he original TPP release allowed frequency to be read and controlled and two ways: 1) via Hamlib and a radio's CAT port, if available, or 2) via the built-in control interface in the RTL-SDR dongle. <text:s/>In version 0.3.6, we add the ability to control and read out frequency in radios that provide a USB-connected Si570 </text:span><text:span text:style-name="T151">VCXO</text:span><text:span text:style-name="T149"> <text:s/>chip </text:span><text:span text:style-name="T151">(actually a programmable crystal oscillator)</text:span><text:span text:style-name="T149">, as available in the SoftRock RxTx Ensemble, for example.</text:span></text:p>
      <text:h text:style-name="P124" text:outline-level="2">Special Problem with Raspberry Pi</text:h>
      <text:p text:style-name="P38">The Raspberry Pi has serious problems running with a high-speed USB soundcard. I have found that there is no "stable" (hangup-free) configuration with the following configuration: latest Raspian (2014-01-07), X11 (startx), 48,000 Hz sampling, UCA202 or iMic soundcards, HDMI display. Using 44,100 Hz sampling may be a little better, but 22,050 works fine. (The Pi appears to be just too slow to handle the continuous data flow. This has been noted for data output. See this, but this.)</text:p>
      <text:p text:style-name="P38">Confirming these Internet hints, it turns out the key problem is that the Pi cannot run USB 2.0 reliably for our purposes -- continuous 48 kHz or higher sampling rates. (The data rate is about 48K x 2 x 2 = <text:soft-page-break/>192 kB/s, much less than USB2.0's theoretical maximum of 35 MB/s. Still, it seems to be too fast for the Pi to control reliably.)</text:p>
      <text:p text:style-name="P38">We can slow down the USB transactions dramatically by dropping back to USB 1.1 (theoretical maximum speed 1.5 MB/s). This is accomplished by editing the Pi's boot file /boot/cmdline.txt. Insert the parameter 'dwc_otg.speed=1' at the beginning of the line. (dwc_otg.speed=0 signifies default USB 2.0 behavior.) In my case, I would have</text:p>
      <table:table table:name="Table2" table:style-name="Table2">
        <table:table-column table:style-name="Table2.A"/>
        <table:table-row table:style-name="Table2.1">
          <table:table-cell table:style-name="Table2.A1" office:value-type="string">
            <text:p text:style-name="P84">dwc_otg.speed=1 dwc_otg.lpm_enable=0 console=ttyAMA0,115200 kgdboc=ttyAMA0,115200 console=tty1 root=/dev/mmcblk0p2 rootfstype=ext4 elevator=deadline rootwait</text:p>
          </table:table-cell>
        </table:table-row>
      </table:table>
      <text:p text:style-name="P38"><text:line-break/>You will need to reboot to have this become effective.</text:p>
      <text:p text:style-name="P38">With this change, the Raspberry Pi will run TPP very much better. But there are a couple of catches:</text:p>
      <text:list xml:id="list251657329598460944" text:style-name="L8">
        <text:list-item>
          <text:p text:style-name="P98">With your Pi's USB bus on version 1, many keyboards and mice will not operate. They often assume USB 2.0. Fortunately, the Ethernet connection is still available. If you can't find a compatible keyboard and mouse, you will have to connect with SSH from another device.</text:p>
        </text:list-item>
        <text:list-item>
          <text:p text:style-name="P98">If you want to use the RTL-SDR option, chances are that your DVB-T / RTL dongle requires USB 2.0! So if you want to mix RTL-SDR and Audio soundcard 48 kHz operation, you have a problem. For now, you need to edit /boot/cmdline.txt and reboot to switch from one to the other. Or spend $35 for another Raspberry Pi... </text:p>
        </text:list-item>
      </text:list>
      <text:h text:style-name="P121" text:outline-level="2">Operating Controls</text:h>
      <text:p text:style-name="P34">Most of the operating conditions for iq.py are set up through the command-line options discussed above. <text:s/><text:span text:style-name="T68">After the program starts</text:span>, though, it is convenient to be able to <text:span text:style-name="T68">change</text:span> the display scaling and some other features. </text:p>
      <text:p text:style-name="P34">When you have only the minimal BBB + LCD4 configuration, your only controls are the 5 push buttons on the LCD4. <text:s text:c="2"/>So most of the commands are defined in terms of these 5 buttons and their ASCII equivalent characters.</text:p>
      <text:p text:style-name="P33">The Enter button brings up a help screen <text:span text:style-name="T68">that</text:span> overlays the spectrum display in two areas. <text:s/>The top overlay gives a list of commands you have available, and the bottom overlay shows a real-time display of some operating parameters.</text:p>
      <text:p text:style-name="P33">Each time you click Enter, you get a <text:span text:style-name="T129">different </text:span>help screen with other options, until finally you arrive back at the normal spectrum display with no help overlay. <text:s/>At present there are only three help screens, but <text:span text:style-name="T129">any number</text:span> can be added.</text:p>
      <text:p text:style-name="P23"><text:span text:style-name="T69">The screen-shot </text:span><text:span text:style-name="T70">in Fig. </text:span>4 <text:span text:style-name="T70">was</text:span><text:span text:style-name="T69"> taken on a Raspberry Pi connected to an HDMI display and a Sound Blaster SB1240 USB sound card </text:span><text:span text:style-name="T70">accepting I/Q data from a KX-3</text:span><text:span text:style-name="T69">. <text:s/>The command was</text:span></text:p>
      <text:p text:style-name="P29"><text:span text:style-name="T71">python --size=384 --n_buffers=15 --take=4 --WATERFALL --index=2</text:span><text:span text:style-name="T72"> .</text:span></text:p>
      <text:p text:style-name="P28">Following is a detailed list of the screen overlays that are particularly useful for the LCD4 display with its limited set of buttons.</text:p>
      <text:p text:style-name="P51">Overlay 1: <text:s/>Keyboard Controls</text:p>
      <text:p text:style-name="P49"><text:tab/>These are the keys you can use if you have a full ASCII keyboard available.</text:p>
      <text:list xml:id="list617900863904200973" text:style-name="L9">
        <text:list-item>
          <text:p text:style-name="P104"><text:soft-page-break/>"R" resets the display to initial scale settings</text:p>
        </text:list-item>
        <text:list-item>
          <text:p text:style-name="P104">"Q" quits the program.</text:p>
        </text:list-item>
      </text:list>
      <text:p text:style-name="P50"><text:tab/>These commands affect the scaling of the "2D" spectrum in 10 dB increments:</text:p>
      <text:list xml:id="list6222069915394912358" text:style-name="L10">
        <text:list-item>
          <text:p text:style-name="P105">"U" increases and "u" decreases the upper dB limit. (Default -20)</text:p>
        </text:list-item>
        <text:list-item>
          <text:p text:style-name="P105">"L" increases and "l" decreases the lower dB limit. (Default -120)</text:p>
        </text:list-item>
      </text:list>
      <text:p text:style-name="P50"><text:tab/>The following 4 commands affect the waterfall scaling in 10 dB increments:</text:p>
      <text:list xml:id="list6351796466839217689" text:style-name="L11">
        <text:list-item>
          <text:p text:style-name="P106">"B" increases and "b" decreases the upper limit of the palette (Default -20) [The "bright" limit]</text:p>
        </text:list-item>
        <text:list-item>
          <text:p text:style-name="P107">"D" increases and "d" decreases the lower limit of the palette (Default -120) [The "dim" limit]</text:p>
        </text:list-item>
      </text:list>
      <text:p text:style-name="P49"><text:tab/><text:span text:style-name="T68">If Hamlib is active, you will have these radio control selections:</text:span></text:p>
      <text:list xml:id="list7223996206569003804" text:style-name="L12">
        <text:list-item>
          <text:p text:style-name="P108"><text:span text:style-name="T74">RIGHT (</text:span><text:span text:style-name="T79">→</text:span><text:span text:style-name="T74">) - </text:span><text:span text:style-name="T75">If shift, +large freq. step, otherwise +small freq. step.</text:span></text:p>
        </text:list-item>
      </text:list>
      <text:list xml:id="list4994781245187942508" text:style-name="L13">
        <text:list-item>
          <text:p text:style-name="P109"><text:span text:style-name="T68">LEFT </text:span><text:span text:style-name="T73"><text:s/>(</text:span><text:span text:style-name="T78">←</text:span><text:span text:style-name="T73">) </text:span><text:span text:style-name="T75">- If shift, -large freq. step, otherwise -small freq. step.</text:span></text:p>
        </text:list-item>
      </text:list>
      <text:p text:style-name="P49"><text:span text:style-name="T68">Overlay</text:span> 2: <text:span text:style-name="T80">Spectrum Adjustments</text:span></text:p>
      <text:list xml:id="list6595194160728063403" text:style-name="L14">
        <text:list-header>
          <text:p text:style-name="P115">These functions can be invoked through a keyboard or LCD4 buttons.</text:p>
        </text:list-header>
      </text:list>
      <text:p text:style-name="P49"><text:tab/>These buttons adjust the "2D" spectrum plot scaling:</text:p>
      <text:list xml:id="list4895765557333323408" text:style-name="L15">
        <text:list-item>
          <text:p text:style-name="P110"><text:span text:style-name="T81">UP (</text:span><text:span text:style-name="T79">↑</text:span><text:span text:style-name="T82">) <text:s/>- increase upper screen level 10 dB</text:span></text:p>
        </text:list-item>
        <text:list-item>
          <text:p text:style-name="P110"><text:span text:style-name="T74">DOWN (</text:span><text:span text:style-name="T79">↓</text:span><text:span text:style-name="T74">) - decrease upper screen level 10 dB</text:span></text:p>
        </text:list-item>
        <text:list-item>
          <text:p text:style-name="P110"><text:span text:style-name="T74">RIGHT (</text:span><text:span text:style-name="T79">→</text:span><text:span text:style-name="T74">) - increase lower screen level 10 dB</text:span></text:p>
        </text:list-item>
        <text:list-item>
          <text:p text:style-name="P110"><text:span text:style-name="T74">LEFT (</text:span><text:span text:style-name="T79">←</text:span><text:span text:style-name="T74">) - decrease lower screen level 10 dB</text:span></text:p>
        </text:list-item>
      </text:list>
      <text:p text:style-name="P49"><text:span text:style-name="T68">Overlay</text:span> 3: <text:span text:style-name="T80">Waterfall Palette Adjustments</text:span></text:p>
      <text:p text:style-name="P49"><text:tab/>Only available if --WATERFALL option was selected.</text:p>
      <text:list xml:id="list95331054547987" text:continue-list="list6595194160728063403" text:style-name="L14">
        <text:list-header>
          <text:p text:style-name="P116"><text:span text:style-name="T76">These functions can be </text:span><text:span text:style-name="T77">invoked through a keyboard or LCD4 buttons.</text:span></text:p>
        </text:list-header>
      </text:list>
      <text:p text:style-name="P49"><text:tab/>These buttons adjust the waterfall palette thresholds.</text:p>
      <text:list xml:id="list6930448075961161138" text:style-name="L16">
        <text:list-item>
          <text:p text:style-name="P111"><text:span text:style-name="T81">UP (</text:span><text:span text:style-name="T79">↑</text:span><text:span text:style-name="T82">) <text:s/>- increase upper threshold 10 dB</text:span></text:p>
        </text:list-item>
        <text:list-item>
          <text:p text:style-name="P111"><text:span text:style-name="T74">DOWN (</text:span><text:span text:style-name="T79">↓</text:span><text:span text:style-name="T74">) - decrease upper threshold 10 dB</text:span></text:p>
        </text:list-item>
        <text:list-item>
          <text:p text:style-name="P111"><text:span text:style-name="T74">RIGHT (</text:span><text:span text:style-name="T79">→</text:span><text:span text:style-name="T74">) - increase lower threshold 10 dB</text:span></text:p>
        </text:list-item>
        <text:list-item>
          <text:p text:style-name="P111"><text:span text:style-name="T74">LEFT (</text:span><text:span text:style-name="T79">←</text:span><text:span text:style-name="T74">) - decrease lower threshold 10 dB</text:span></text:p>
        </text:list-item>
      </text:list>
      <text:p text:style-name="P49">Status: (Shown at bottom of display for <text:span text:style-name="T68">overlays</text:span> 1-3)</text:p>
      <text:p text:style-name="P49"><text:tab/>The following are the current values set through the help screens above:</text:p>
      <text:list xml:id="list1304467569127898447" text:style-name="L17">
        <text:list-item>
          <text:p text:style-name="P112">dB scale for 2D spectrum graph (min, max)</text:p>
        </text:list-item>
        <text:list-item>
          <text:p text:style-name="P112">dB scale for waterfall (min, max)</text:p>
        </text:list-item>
      </text:list>
      <text:p text:style-name="P49"><text:tab/>The following stay the same while the program runs:</text:p>
      <text:list xml:id="list1598483970498599190" text:style-name="L18">
        <text:list-item>
          <text:p text:style-name="P113">Fs - Sample Rate</text:p>
        </text:list-item>
        <text:list-item>
          <text:p text:style-name="P113">Res - frequency resolution (bandpass divided by size)</text:p>
        </text:list-item>
        <text:list-item>
          <text:p text:style-name="P113">Chans - Size of FFT</text:p>
        </text:list-item>
        <text:list-item>
          <text:p text:style-name="P113">width - width of spectrum in pixels</text:p>
        </text:list-item>
        <text:list-item>
          <text:p text:style-name="P113"><text:soft-page-break/>acc - accumulation time per plot</text:p>
        </text:list-item>
      </text:list>
      <text:p text:style-name="P49"><text:tab/>The following are updated periodically:</text:p>
      <text:list xml:id="list8421564947135157993" text:style-name="L19">
        <text:list-item>
          <text:p text:style-name="P114">ADC max (I and Q) - maximum digital counts from A-D converter. <text:s/>Useful to verify appropriate input and ALSA gain levels.</text:p>
        </text:list-item>
        <text:list-item>
          <text:p text:style-name="P114">Load - Current CPU loading reported by Linux (user state, system state, and 1 minute load average) User state over 0.75 may cause problems.</text:p>
        </text:list-item>
      </text:list>
      <text:h text:style-name="P127" text:outline-level="1">Command-Line Options [supplemental]</text:h>
      <text:p text:style-name="P10">Table 3 <text:span text:style-name="T122">is</text:span> a full list of the command line options you can use.</text:p>
      <table:table table:name="Options" table:style-name="Options">
        <table:table-column table:style-name="Options.A"/>
        <table:table-column table:style-name="Options.B"/>
        <table:table-column table:style-name="Options.C"/>
        <text:soft-page-break/>
        <table:table-row>
          <table:table-cell table:style-name="Options.A1" office:value-type="string">
            <text:p text:style-name="P85">Option</text:p>
          </table:table-cell>
          <table:table-cell table:style-name="Options.A1" office:value-type="string">
            <text:p text:style-name="P85">Default</text:p>
          </table:table-cell>
          <table:table-cell table:style-name="Options.C1" office:value-type="string">
            <text:p text:style-name="P85">Action</text:p>
          </table:table-cell>
        </table:table-row>
        <table:table-row>
          <table:table-cell table:style-name="Options.A2" table:number-columns-spanned="3" office:value-type="string">
            <text:p text:style-name="P59">Boolean options (no arguments):</text:p>
          </table:table-cell>
          <table:covered-table-cell/>
          <table:covered-table-cell/>
        </table:table-row>
        <table:table-row>
          <table:table-cell table:style-name="Options.A3" office:value-type="string">
            <text:p text:style-name="P61">--help</text:p>
          </table:table-cell>
          <table:table-cell table:style-name="Options.A3" office:value-type="string">
            <text:p text:style-name="P62">n/a</text:p>
          </table:table-cell>
          <table:table-cell table:style-name="Options.A2" office:value-type="string">
            <text:p text:style-name="P61">Show all available options.</text:p>
          </table:table-cell>
        </table:table-row>
        <table:table-row>
          <table:table-cell table:style-name="Options.A3" office:value-type="string">
            <text:p text:style-name="P55">--FULLSCREEN</text:p>
          </table:table-cell>
          <table:table-cell table:style-name="Options.A3" office:value-type="string">
            <text:p text:style-name="P52">(normal window)</text:p>
          </table:table-cell>
          <table:table-cell table:style-name="Options.A2" office:value-type="string">
            <text:p text:style-name="P55">Use full screen for display.</text:p>
          </table:table-cell>
        </table:table-row>
        <table:table-row>
          <table:table-cell table:style-name="Options.A3" office:value-type="string">
            <text:p text:style-name="P55">--HAMLIB</text:p>
          </table:table-cell>
          <table:table-cell table:style-name="Options.A3" office:value-type="string">
            <text:p text:style-name="P53">(no hamlib)</text:p>
          </table:table-cell>
          <table:table-cell table:style-name="Options.A2" office:value-type="string">
            <text:p text:style-name="P55">Use Hamlib to read/set receiver frequency. (Not for RTL-SDR)</text:p>
          </table:table-cell>
        </table:table-row>
        <table:table-row>
          <table:table-cell table:style-name="Options.A3" office:value-type="string">
            <text:p text:style-name="P55">--LAGFIX</text:p>
          </table:table-cell>
          <table:table-cell table:style-name="Options.A3" office:value-type="string">
            <text:p text:style-name="P60">(normal operation)</text:p>
          </table:table-cell>
          <table:table-cell table:style-name="Options.A2" office:value-type="string">
            <text:p text:style-name="P55">Compensate for R/L lag bug in <text:span text:style-name="T123">some </text:span>PCM290x sound cards.</text:p>
          </table:table-cell>
        </table:table-row>
        <table:table-row>
          <table:table-cell table:style-name="Options.A3" office:value-type="string">
            <text:p text:style-name="P55">--LCD4</text:p>
          </table:table-cell>
          <table:table-cell table:style-name="Options.A3" office:value-type="string">
            <text:p text:style-name="P53">(<text:span text:style-name="T123">HDMI</text:span> display)</text:p>
          </table:table-cell>
          <table:table-cell table:style-name="Options.A2" office:value-type="string">
            <text:p text:style-name="P55">Use LCD4 cape on BeagleBone Black</text:p>
          </table:table-cell>
        </table:table-row>
        <table:table-row>
          <table:table-cell table:style-name="Options.A3" office:value-type="string">
            <text:p text:style-name="P76">--<text:span text:style-name="T143">REV</text:span></text:p>
          </table:table-cell>
          <table:table-cell table:style-name="Options.A3" office:value-type="string">
            <text:p text:style-name="P80">(Not reversed)</text:p>
          </table:table-cell>
          <table:table-cell table:style-name="Options.A2" office:value-type="string">
            <text:p text:style-name="P81">Flip display freq. axis – equiv. to swapping I&amp;Q</text:p>
          </table:table-cell>
        </table:table-row>
        <table:table-row>
          <table:table-cell table:style-name="Options.A3" office:value-type="string">
            <text:p text:style-name="P55">--RTL</text:p>
          </table:table-cell>
          <table:table-cell table:style-name="Options.A3" office:value-type="string">
            <text:p text:style-name="P53">(<text:span text:style-name="T123">sound card input</text:span>)</text:p>
          </table:table-cell>
          <table:table-cell table:style-name="Options.A2" office:value-type="string">
            <text:p text:style-name="P55">Use RTL-SDR dongle for input</text:p>
          </table:table-cell>
        </table:table-row>
        <table:table-row>
          <table:table-cell table:style-name="Options.A3" office:value-type="string">
            <text:p text:style-name="P76">--<text:span text:style-name="T155">Si570</text:span></text:p>
          </table:table-cell>
          <table:table-cell table:style-name="Options.A3" office:value-type="string">
            <text:p text:style-name="P77">(no Si570)</text:p>
          </table:table-cell>
          <table:table-cell table:style-name="Options.A2" office:value-type="string">
            <text:p text:style-name="P78">Use Si570 VFO control via USB</text:p>
          </table:table-cell>
        </table:table-row>
        <table:table-row>
          <table:table-cell table:style-name="Options.A3" office:value-type="string">
            <text:p text:style-name="P55">--WATERFALL</text:p>
          </table:table-cell>
          <table:table-cell table:style-name="Options.A3" office:value-type="string">
            <text:p text:style-name="P53">(no waterfall)</text:p>
          </table:table-cell>
          <table:table-cell table:style-name="Options.A2" office:value-type="string">
            <text:p text:style-name="P55">Include waterfall display below spectrum graph.</text:p>
          </table:table-cell>
        </table:table-row>
        <table:table-row>
          <table:table-cell table:style-name="Options.A2" table:number-columns-spanned="3" office:value-type="string">
            <text:p text:style-name="P59">Options with one argument:</text:p>
          </table:table-cell>
          <table:covered-table-cell/>
          <table:covered-table-cell/>
        </table:table-row>
        <table:table-row>
          <table:table-cell table:style-name="Options.A3" office:value-type="string">
            <text:p text:style-name="P52">--cpu_load_intvl=&lt;float&gt;</text:p>
          </table:table-cell>
          <table:table-cell table:style-name="Options.A3" office:value-type="string">
            <text:p text:style-name="P53">3.0</text:p>
          </table:table-cell>
          <table:table-cell table:style-name="Options.A2" office:value-type="string">
            <text:p text:style-name="P52">Sleep (secs) between CPU load checks</text:p>
          </table:table-cell>
        </table:table-row>
        <table:table-row>
          <table:table-cell table:style-name="Options.A3" office:value-type="string">
            <text:p text:style-name="P55">--hamlib_device=&lt;str&gt;</text:p>
          </table:table-cell>
          <table:table-cell table:style-name="Options.A3" office:value-type="string">
            <text:p text:style-name="P54"><text:span text:style-name="T124">"</text:span>/<text:span text:style-name="T125">dev/ttyUSB0"</text:span></text:p>
          </table:table-cell>
          <table:table-cell table:style-name="Options.A2" office:value-type="string">
            <text:p text:style-name="P52">Address for Hamlib serial port adapter</text:p>
          </table:table-cell>
        </table:table-row>
        <table:table-row>
          <table:table-cell table:style-name="Options.A3" office:value-type="string">
            <text:p text:style-name="P52">--hamlib_intvl=&lt;float&gt;</text:p>
          </table:table-cell>
          <table:table-cell table:style-name="Options.A3" office:value-type="string">
            <text:p text:style-name="P53">1.0</text:p>
          </table:table-cell>
          <table:table-cell table:style-name="Options.A2" office:value-type="string">
            <text:p text:style-name="P52">Sleep (secs) between Hamlib commands</text:p>
          </table:table-cell>
        </table:table-row>
        <table:table-row>
          <table:table-cell table:style-name="Options.A3" office:value-type="string">
            <text:p text:style-name="P55">--hamlib_rig=&lt;int&gt;</text:p>
          </table:table-cell>
          <table:table-cell table:style-name="Options.A3" office:value-type="string">
            <text:p text:style-name="P56">229</text:p>
          </table:table-cell>
          <table:table-cell table:style-name="Options.A2" office:value-type="string">
            <text:p text:style-name="P55">Hamlib ID for rig type <text:span text:style-name="T68">(default Elecraft K3)</text:span></text:p>
          </table:table-cell>
        </table:table-row>
        <table:table-row>
          <table:table-cell table:style-name="Options.A3" office:value-type="string">
            <text:p text:style-name="P52">--index=&lt;int&gt;</text:p>
          </table:table-cell>
          <table:table-cell table:style-name="Options.A3" office:value-type="string">
            <text:p text:style-name="P53">-1 (use default device)</text:p>
          </table:table-cell>
          <table:table-cell table:style-name="Options.A2" office:value-type="string">
            <text:p text:style-name="P52">PyAudio device index for input</text:p>
          </table:table-cell>
        </table:table-row>
        <table:table-row>
          <table:table-cell table:style-name="Options.A3" office:value-type="string">
            <text:p text:style-name="P57">--lcd4_brightness=&lt;int&gt;</text:p>
          </table:table-cell>
          <table:table-cell table:style-name="Options.A3" office:value-type="string">
            <text:p text:style-name="P58">75</text:p>
          </table:table-cell>
          <table:table-cell table:style-name="Options.A2" office:value-type="string">
            <text:p text:style-name="P57">Brightness, 0-100. <text:s/>(Setting requires root status.)</text:p>
          </table:table-cell>
        </table:table-row>
        <table:table-row>
          <table:table-cell table:style-name="Options.A3" office:value-type="string">
            <text:p text:style-name="P52">--n_buffers=&lt;int&gt;</text:p>
          </table:table-cell>
          <table:table-cell table:style-name="Options.A3" office:value-type="string">
            <text:p text:style-name="P53">12</text:p>
          </table:table-cell>
          <table:table-cell table:style-name="Options.A2" office:value-type="string">
            <text:p text:style-name="P52">No. of sample buffers per input "chunk"</text:p>
          </table:table-cell>
        </table:table-row>
        <table:table-row>
          <table:table-cell table:style-name="Options.A3" office:value-type="string">
            <text:p text:style-name="P52">--pulse_clip=&lt;int&gt;</text:p>
          </table:table-cell>
          <table:table-cell table:style-name="Options.A3" office:value-type="string">
            <text:p text:style-name="P53">10</text:p>
          </table:table-cell>
          <table:table-cell table:style-name="Options.A2" office:value-type="string">
            <text:p text:style-name="P52">Relative clipping level for large pulses</text:p>
          </table:table-cell>
        </table:table-row>
        <table:table-row>
          <table:table-cell table:style-name="Options.A3" office:value-type="string">
            <text:p text:style-name="P55">--rate=&lt;int&gt;</text:p>
          </table:table-cell>
          <table:table-cell table:style-name="Options.A3" office:value-type="string">
            <text:p text:style-name="P56">48,000 <text:span text:style-name="T154">(sound card)<text:line-break/>1,024,000 (RTL_SDR)</text:span></text:p>
          </table:table-cell>
          <table:table-cell table:style-name="Options.A2" office:value-type="string">
            <text:p text:style-name="P55">Set sampl<text:span text:style-name="T154">ing</text:span> rate in Hz.</text:p>
          </table:table-cell>
        </table:table-row>
        <table:table-row>
          <table:table-cell table:style-name="Options.A3" office:value-type="string">
            <text:p text:style-name="P55">--<text:span text:style-name="T143">skip=&lt;int&gt;</text:span></text:p>
          </table:table-cell>
          <table:table-cell table:style-name="Options.A3" office:value-type="string">
            <text:p text:style-name="P73">0</text:p>
          </table:table-cell>
          <table:table-cell table:style-name="Options.A2" office:value-type="string">
            <text:p text:style-name="P74">If &gt;0, skip every Nth buffer. <text:s/><text:line-break/>If &lt;0, skip all <text:span text:style-name="T2">except</text:span> (-N)th buffer.</text:p>
          </table:table-cell>
        </table:table-row>
        <table:table-row>
          <table:table-cell table:style-name="Options.A3" office:value-type="string">
            <text:p text:style-name="P52">--rtl_freq=&lt;int&gt;</text:p>
          </table:table-cell>
          <table:table-cell table:style-name="Options.A3" office:value-type="string">
            <text:p text:style-name="P54"><text:span text:style-name="T126">146.e6</text:span><text:span text:style-name="T126"><text:note text:id="ftn2" text:note-class="endnote"><text:note-citation>2</text:note-citation><text:note-body><text:p text:style-name="P8">Frequencies are stored in integer Hz, but a floating point variable will be understood.</text:p></text:note-body></text:note></text:span></text:p>
          </table:table-cell>
          <table:table-cell table:style-name="Options.A2" office:value-type="string">
            <text:p text:style-name="P52">RTL center frequency, Hz.</text:p>
          </table:table-cell>
        </table:table-row>
        <table:table-row>
          <table:table-cell table:style-name="Options.A3" office:value-type="string">
            <text:p text:style-name="P52">--rtl_gain=&lt;int&gt;</text:p>
          </table:table-cell>
          <table:table-cell table:style-name="Options.A3" office:value-type="string">
            <text:p text:style-name="P53">0 (auto)</text:p>
          </table:table-cell>
          <table:table-cell table:style-name="Options.A2" office:value-type="string">
            <text:p text:style-name="P52">RTL gain seeting</text:p>
          </table:table-cell>
        </table:table-row>
        <table:table-row>
          <table:table-cell table:style-name="Options.A3" office:value-type="string">
            <text:p text:style-name="P79">--<text:span text:style-name="T155">si570_frequency</text:span></text:p>
          </table:table-cell>
          <table:table-cell table:style-name="Options.A3" office:value-type="string">
            <text:p text:style-name="P77">7050.0</text:p>
          </table:table-cell>
          <table:table-cell table:style-name="Options.A2" office:value-type="string">
            <text:p text:style-name="P78">Initial frequency for Si570, if selected (kHz)</text:p>
          </table:table-cell>
        </table:table-row>
        <table:table-row>
          <table:table-cell table:style-name="Options.A3" office:value-type="string">
            <text:p text:style-name="P52">--size=&lt;int&gt;</text:p>
          </table:table-cell>
          <table:table-cell table:style-name="Options.A3" office:value-type="string">
            <text:p text:style-name="P53">384</text:p>
          </table:table-cell>
          <table:table-cell table:style-name="Options.A2" office:value-type="string">
            <text:p text:style-name="P52">FFT dimension (# data frames / buffer)</text:p>
          </table:table-cell>
        </table:table-row>
        <table:table-row>
          <table:table-cell table:style-name="Options.A3" office:value-type="string">
            <text:p text:style-name="P52">--<text:span text:style-name="T153">sp_max=&lt;int&gt;</text:span></text:p>
          </table:table-cell>
          <table:table-cell table:style-name="Options.A3" office:value-type="string">
            <text:p text:style-name="P53">-<text:span text:style-name="T153">20</text:span></text:p>
          </table:table-cell>
          <table:table-cell table:style-name="Options.A2" office:value-type="string">
            <text:p text:style-name="P75">dB level for top of graticule</text:p>
          </table:table-cell>
        </table:table-row>
        <table:table-row>
          <table:table-cell table:style-name="Options.A3" office:value-type="string">
            <text:p text:style-name="P52">--<text:span text:style-name="T153">sp_min=&lt;int&gt;</text:span></text:p>
          </table:table-cell>
          <table:table-cell table:style-name="Options.A3" office:value-type="string">
            <text:p text:style-name="P53">-<text:span text:style-name="T153">120</text:span></text:p>
          </table:table-cell>
          <table:table-cell table:style-name="Options.A2" office:value-type="string">
            <text:p text:style-name="P75">dB level for bottom of graticule</text:p>
          </table:table-cell>
        </table:table-row>
        <table:table-row>
          <table:table-cell table:style-name="Options.A3" office:value-type="string">
            <text:p text:style-name="P52">--<text:span text:style-name="T153">v_max=&lt;int&gt;</text:span></text:p>
          </table:table-cell>
          <table:table-cell table:style-name="Options.A3" office:value-type="string">
            <text:p text:style-name="P53">-<text:span text:style-name="T153">20</text:span></text:p>
          </table:table-cell>
          <table:table-cell table:style-name="Options.A2" office:value-type="string">
            <text:p text:style-name="P75">dB level for maximum palette value</text:p>
          </table:table-cell>
        </table:table-row>
        <table:table-row>
          <table:table-cell table:style-name="Options.A3" office:value-type="string">
            <text:p text:style-name="P52">--<text:span text:style-name="T153">v_min=&lt;int&gt;</text:span></text:p>
          </table:table-cell>
          <table:table-cell table:style-name="Options.A3" office:value-type="string">
            <text:p text:style-name="P53">-<text:span text:style-name="T153">120</text:span></text:p>
          </table:table-cell>
          <table:table-cell table:style-name="Options.A2" office:value-type="string">
            <text:p text:style-name="P75">dB level for minimum palette value</text:p>
          </table:table-cell>
        </table:table-row>
        <table:table-row>
          <table:table-cell table:style-name="Options.A3" office:value-type="string">
            <text:p text:style-name="P52">--waterfall_acc=&lt;int&gt;</text:p>
          </table:table-cell>
          <table:table-cell table:style-name="Options.A3" office:value-type="string">
            <text:p text:style-name="P53">4</text:p>
          </table:table-cell>
          <table:table-cell table:style-name="Options.A2" office:value-type="string">
            <text:p text:style-name="P52">No. of spectra to make 1 waterfall line</text:p>
          </table:table-cell>
        </table:table-row>
        <table:table-row>
          <table:table-cell table:style-name="Options.A3" office:value-type="string">
            <text:p text:style-name="P52">--waterfall_palette=&lt;int&gt;</text:p>
          </table:table-cell>
          <table:table-cell table:style-name="Options.A3" office:value-type="string">
            <text:p text:style-name="P53">2</text:p>
          </table:table-cell>
          <table:table-cell table:style-name="Options.A2" office:value-type="string">
            <text:p text:style-name="P52">Color mapping for waterfall (1 or 2)</text:p>
          </table:table-cell>
        </table:table-row>
      </table:table>
      <text:p text:style-name="P47">Table 3. Program Options</text:p>
      <text:h text:style-name="P128" text:outline-level="1"><text:soft-page-break/>Exploring the Code</text:h>
      <text:p text:style-name="P23"><text:span text:style-name="T83">While you can have some fun just loading the program and running the panadapter, we hope you will take a look at the Python code, figure out how it works, improve it (fix the bugs!), and adapt it for your particular interests. It's all open source under the GPL (Gnu Public License, </text:span><text:span text:style-name="T10">www.gnu.org/licenses/gpl.html</text:span><text:span text:style-name="T83">), meaning that you are free to use it, extend it, and distribute your work, as long as you provide your code to everyone on the same terms, as open source.</text:span></text:p>
      <text:p text:style-name="P23"><text:span text:style-name="T83">It will help a great deal if you familiarize yourself first with the Python language and the basics of Object Oriented Programming. There are many books and web resources you can consult.</text:span><text:span text:style-name="T83"><text:note text:id="ftn3" text:note-class="endnote"><text:note-citation>3</text:note-citation><text:note-body><text:p text:style-name="P1"><text:span text:style-name="T84">The basic reference is </text:span><text:span text:style-name="T11">www.python.org</text:span><text:span text:style-name="T84">, but I recommend reading one of the many available Python books. Beginners might choose Mark Lutz's </text:span><text:span text:style-name="T11">"Learning Python"</text:span><text:span text:style-name="T84">, 5th ed., 2013, O'Reilly Media. More experienced readers might consider David M. Beazley's </text:span><text:span text:style-name="T11">"Python Essential Reference"</text:span><text:span text:style-name="T84">, 4th ed., 2009, Addison Wesley.</text:span></text:p></text:note-body></text:note></text:span><text:span text:style-name="T83"> </text:span><text:span text:style-name="T83"><text:note text:id="ftn4" text:note-class="endnote"><text:note-citation>4</text:note-citation><text:note-body><text:p text:style-name="P2">We are using Python version 2.7. The latest versions (3.x) are not fully compatible with version 2. Version 3 is gaining ground, but some Python modules are not yet available in Version 3.</text:p></text:note-body></text:note></text:span></text:p>
      <text:p text:style-name="P27">The remainder of this section is a narrative description of the code. <text:s/>It's meant to be read alongside the code listing itself. <text:s/>I apologize to my expert readers if some of the comments here are obvious and elementary, but I hope to make the program accessible even to relatively new Python programmers. <text:s/>As you get into it, you will see that the code is really open-ended – there are lots of areas where you could make changes to tailor things to your particular interests and your particular hardware.</text:p>
      <text:p text:style-name="P27"><text:span text:style-name="T85">These notes refer to the code in version 0.30. <text:s/>There may be slight differences if you have a later version. </text:span>I welcome readers' comments and bug reports.</text:p>
      <text:h text:style-name="P122" text:outline-level="2">Main Program &amp; Graphics – iq.py</text:h>
      <text:p text:style-name="P23"><text:span text:style-name="T86">The main program is structured as a PyGame application (</text:span><text:span text:style-name="T12">www.pygame.org/docs/</text:span><text:span text:style-name="T80">). <text:s/>PyGame is a simple graphical programming environment that is oriented toward games. <text:s/>It turns out this is appropriate for the panadapter project, because it is relatively simple and fast compared with full-featured GUI systems like wxWidgets or GTK+. <text:s/>Games want to maximize the display frames per second, and so do we. <text:s/>We only use the graphics and keyboard processing parts of PyGame, ignoring other features such as audio.</text:span></text:p>
      <text:p text:style-name="P26">The program begins by importing the modules<text:note text:id="ftn5" text:note-class="endnote"><text:note-citation>5</text:note-citation><text:note-body><text:p text:style-name="P3">Recall that a Python module is generally a ".py" file that contains a bunch of Python code that will be <text:span text:style-name="T87">run or </text:span>compiled in<text:span text:style-name="T80">to its own </text:span><text:s/>address space.</text:p></text:note-body></text:note> that will be needed. <text:s/>(Hamlib will be imported later, if requested.) <text:s/>Then, a range of colors is defined for convenience.</text:p>
      <text:p text:style-name="P23"><text:span text:style-name="T88">When </text:span><text:span text:style-name="T13">iq_opt</text:span><text:span text:style-name="T88"> was imported, that module assembled all the options from the command line and created an object that has named variables corresponding to each option value you specify – or a default value. <text:s/>This object </text:span><text:span text:style-name="T14">options</text:span><text:span text:style-name="T88"> is copied to a local variable </text:span><text:span text:style-name="T14">opt</text:span><text:span text:style-name="T88"> in </text:span><text:span text:style-name="T13">iq.py</text:span><text:span text:style-name="T88"> for convenience, and then most options are printed to your terminal window.</text:span></text:p>
      <text:p text:style-name="P26">Next, there are a number of function and class definitions:</text:p>
      <text:list xml:id="list649270539031888833" text:style-name="L20">
        <text:list-item>
          <text:p text:style-name="P99"><text:span text:style-name="T13">quit_all </text:span><text:span text:style-name="T88">is a function to quit the program gracefully in case of error.</text:span></text:p>
        </text:list-item>
        <text:list-item>
          <text:p text:style-name="P99"><text:span text:style-name="T13">LED </text:span><text:span text:style-name="T88">is a class that provides a graphical object (a PyGame "surface") which is a visual representation of an LED (a colored disk with a black outline).</text:span></text:p>
        </text:list-item>
        <text:list-item>
          <text:p text:style-name="P99"><text:span text:style-name="T15">Graticule</text:span><text:span text:style-name="T89"> is a class that makes the oscilloscope-like graticule to calibrate the spectrum display. <text:s/>Usually, it is shown as faint red lines with numerical calibrations in dB and kHz.</text:span></text:p>
        </text:list-item>
      </text:list>
      <text:p text:style-name="P25">There are two functions that are meant to be executed in separate Python threads. <text:s/>These are functions that involve blocking I/O that should not be allowed to interrupt the main signal processing <text:span text:style-name="T130">and </text:span>display loop:</text:p>
      <text:list xml:id="list5894343888728184232" text:style-name="L21">
        <text:list-item>
          <text:p text:style-name="P100"><text:soft-page-break/><text:span text:style-name="T15">updatefreq</text:span><text:span text:style-name="T89"> is defined (but started later) to manage communications with your radio via Hamlib. <text:s/>(It is only defined if you have requested it via the --HAMLIB option.) It will set the current frequency into the global </text:span><text:span text:style-name="T15">rigfreq</text:span><text:span text:style-name="T89">. <text:s/>If the main program has set a different frequency in global </text:span><text:span text:style-name="T15">rigfreq_request</text:span><text:span text:style-name="T89">, Hamlib will command the radio to change to that frequency. <text:s/>Hamlib I/O usually requires sending a command via serial I/O and waiting for a reply from the radio. <text:s text:c="2"/>When these "slow" operations block the thread, control returns to the main program keeping things running smoothly.</text:span></text:p>
        </text:list-item>
        <text:list-item>
          <text:p text:style-name="P100"><text:span text:style-name="T15">cpu_load</text:span><text:span text:style-name="T89"> will periodically get current average system load information from Linux and place it in the global </text:span><text:span text:style-name="T15">cpu_usage</text:span><text:span text:style-name="T89">. <text:s/>This changes only slowly. It is only used for diagnostics purposes when using the special screen overlays described above.</text:span></text:p>
        </text:list-item>
      </text:list>
      <text:p text:style-name="P23"><text:span text:style-name="T89">Now, we need to initialize the PyGame display. <text:s/></text:span><text:span text:style-name="T16">SCREEN_SIZE</text:span><text:span text:style-name="T90"> is set to the hardware size of the LCD4 display if the --LCD4 option was given. <text:s/>In the LCD4 mode, you can also set the display brightness, but only if you are running as root. Otherwise, </text:span><text:span text:style-name="T16">SCREEN_SIZE</text:span><text:span text:style-name="T90"> and </text:span><text:span text:style-name="T16">SCREEN_MODE</text:span><text:span text:style-name="T90"> are set to standard values. <text:s text:c="2"/>Graphics ultimately are drawn to the PyGame surface </text:span><text:span text:style-name="T16">surf_main</text:span><text:span text:style-name="T90">, which is created here. <text:s/>We make a number of calculations for the screen layout, and we ensure that there is at least one display pixel for each spectrum point, reducing the </text:span><text:span text:style-name="T14">size</text:span><text:span text:style-name="T91"> parameter if necessary.</text:span></text:p>
      <text:p text:style-name="P23"><text:span text:style-name="T91">We instantiate a </text:span><text:span text:style-name="T14">dataIn</text:span><text:span text:style-name="T42"> object that will get input from our radio device. <text:s/>The modules </text:span><text:span text:style-name="T14">iq_rtl </text:span><text:span text:style-name="T42">and </text:span><text:span text:style-name="T14">iq_af</text:span><text:span text:style-name="T42"> respectively </text:span><text:span text:style-name="T43">define</text:span><text:span text:style-name="T42"> the two classes </text:span><text:span text:style-name="T14">rtl.RTL_In</text:span><text:span text:style-name="T42"> for the RTL-SDR dongle or </text:span><text:span text:style-name="T14">af.DataInput</text:span><text:span text:style-name="T42"> for sound card input.</text:span></text:p>
      <text:p text:style-name="P23"><text:span text:style-name="T43">The object </text:span><text:span text:style-name="T17">myDSP</text:span><text:span text:style-name="T43"> instantiates the class </text:span><text:span text:style-name="T17">dsp.DSP</text:span><text:span text:style-name="T43">, which will </text:span><text:span text:style-name="T44">does</text:span><text:span text:style-name="T43"> most of the numerical calculations. <text:s/>We create empty surfaces for the 2D live spectrum, and for the waterfall. <text:s/>There are two LEDs to signal "buffer under-run" and "pulse clip". <text:s/>Three fonts are defined for later use.</text:span></text:p>
      <text:p text:style-name="P23"><text:span text:style-name="T92">If a waterfall is requested, we create a waterfall object </text:span><text:span text:style-name="T17">mywf</text:span><text:span text:style-name="T92">. <text:s/>If Hamlib is requested, we initialize the rig connection and start the Hamlib thread. We start the CPU load monitor thread, and then instantiate a graticule and make a graticule surface for the display.</text:span></text:p>
      <text:p text:style-name="P23"><text:span text:style-name="T93">Finally, we compute a </text:span><text:span text:style-name="T18">parms_matter</text:span><text:span text:style-name="T93"> surface to hold the parameter data which will not change in the main loop. <text:s/>This will be used later in the overlay screens.</text:span></text:p>
      <text:p text:style-name="P35">Now we are ready to begin the main infinite "while" loop:</text:p>
      <text:p text:style-name="P23"><text:span text:style-name="T94">Clear </text:span><text:span text:style-name="T19">surf_main</text:span><text:span text:style-name="T94">. In the remainder of the loop, our job is to build a new main display frame.</text:span></text:p>
      <text:p text:style-name="P24">If we are using Hamlib or RTL-SDR input, we display the current operating frequency.</text:p>
      <text:p text:style-name="P24">If we are using a sound card, </text:p>
      <text:list xml:id="list49007777244585654" text:style-name="L22">
        <text:list-item>
          <text:p text:style-name="P101"><text:span text:style-name="T95">Check for an under-run signal from </text:span><text:span text:style-name="T20">iq_af </text:span><text:span text:style-name="T95">and set the LED accordingly.</text:span></text:p>
        </text:list-item>
        <text:list-item>
          <text:p text:style-name="P101"><text:span text:style-name="T95">Check for a led_clip signal from </text:span><text:span text:style-name="T20">iq_dsp</text:span><text:span text:style-name="T45"> and set the LED accordingly.</text:span></text:p>
        </text:list-item>
      </text:list>
      <text:p text:style-name="P14">If we are using RTL-SDR for input, read a chunk of data in blocking mode. This is probably necessary because we'd have trouble keeping up with the maximum RTL data rate of 2 MHz in non-blocking mode.</text:p>
      <text:p text:style-name="P23"><text:span text:style-name="T45">If not RTL-SDR (</text:span><text:span text:style-name="T46">i.e., if </text:span><text:span text:style-name="T45">using sound card): </text:span></text:p>
      <text:list xml:id="list2417596893981075766" text:style-name="L23">
        <text:list-item>
          <text:p text:style-name="P102"><text:span text:style-name="T47">Pass</text:span><text:span text:style-name="T45"> </text:span><text:span text:style-name="T47">unless</text:span><text:span text:style-name="T45"> there are at least 2 chunks available in the data queue. <text:s/>(The data is enqueued the </text:span><text:soft-page-break/><text:span text:style-name="T20">iq_af </text:span><text:span text:style-name="T45">module.) When ready, read a chunk from the queue </text:span><text:span text:style-name="T48">as a raw string of bytes</text:span><text:span text:style-name="T45">. <text:s/>The data queue is the </text:span><text:span text:style-name="T47">mechanism for</text:span><text:span text:style-name="T45"> synchronization between the incoming </text:span><text:span text:style-name="T47">real-time</text:span><text:span text:style-name="T45"> audio data stream (interrupt/call-back driven) and the display loop.</text:span></text:p>
        </text:list-item>
      </text:list>
      <text:list xml:id="list836699917656911597" text:style-name="L24">
        <text:list-item>
          <text:p text:style-name="P103"><text:span text:style-name="T96">Convert the byte string consisting of interleaved "right" (I) and "left" (Q) channel 16-bit samples into two floating arrays, </text:span><text:span text:style-name="T21">re_d</text:span><text:span text:style-name="T96"> and </text:span><text:span text:style-name="T21">im_d</text:span><text:span text:style-name="T48">. This is efficient</text:span><text:span text:style-name="T47">ly handled</text:span><text:span text:style-name="T48"> </text:span><text:span text:style-name="T47">with</text:span><text:span text:style-name="T48"> </text:span><text:span text:style-name="T49">just</text:span><text:span text:style-name="T48"> 3 Numpy calls.</text:span></text:p>
        </text:list-item>
        <text:list-item>
          <text:p text:style-name="P103"><text:span text:style-name="T48">If needed, apply </text:span><text:span text:style-name="T47">a</text:span><text:span text:style-name="T48"> special fix for PCM290x chip, rotating (delaying) </text:span><text:span text:style-name="T21">im_d</text:span><text:span text:style-name="T48"> by 1 clock. (Minor problem: one sample </text:span><text:span text:style-name="T63">will be</text:span><text:span text:style-name="T48"> processed incorrectly out of the chunk.)</text:span></text:p>
        </text:list-item>
        <text:list-item>
          <text:p text:style-name="P103"><text:span text:style-name="T48">Set </text:span><text:span text:style-name="T21">stats</text:span><text:span text:style-name="T48"> array with the maximum values of </text:span><text:span text:style-name="T21">re_d</text:span><text:span text:style-name="T48"> and </text:span><text:span text:style-name="T21">im_d</text:span><text:span text:style-name="T48">, and then combine the two arrays into a single complex array </text:span><text:span text:style-name="T21">iq_data_cmplx</text:span><text:span text:style-name="T48">.</text:span></text:p>
        </text:list-item>
      </text:list>
      <text:p text:style-name="P23"><text:span text:style-name="T48">Compute the log power spectrum </text:span><text:span text:style-name="T21">sp_log</text:span><text:span text:style-name="T48"> using </text:span><text:span text:style-name="T21">myDSP.GetLogPowerSpectrum</text:span><text:span text:style-name="T48">.</text:span></text:p>
      <text:p text:style-name="P13">If we are <text:span text:style-name="T97">handling</text:span> RTL<text:span text:style-name="T97">-SDR</text:span> input, we need to boost the output by (say) 60 dB, because RTL data is normalized to +/- 1. <text:s/>This helps get it on<text:span text:style-name="T97">to</text:span> our spectrum scale.</text:p>
      <text:p text:style-name="P23"><text:span text:style-name="T46">Copy ("blit</text:span><text:span text:style-name="T46"><text:note text:id="ftn6" text:note-class="endnote"><text:note-citation>6</text:note-citation><text:note-body><text:p text:style-name="P4">In computer graphics, a "blit" operation (block level transfer) is an efficient way to transfer an image from one image buffer (PyGame surface) to another.</text:p></text:note-body></text:note></text:span><text:span text:style-name="T46">") the current graticule to </text:span><text:span text:style-name="T19">surf_2d</text:span><text:span text:style-name="T46">.</text:span></text:p>
      <text:p text:style-name="P23"><text:span text:style-name="T46">Using PyGame's </text:span><text:span text:style-name="T19">draw.lines</text:span><text:span text:style-name="T46"> function, plot the live 2D spectrum on </text:span><text:span text:style-name="T19">surf_2d</text:span><text:span text:style-name="T46">.</text:span></text:p>
      <text:p text:style-name="P23"><text:span text:style-name="T46">Copy/blit </text:span><text:span text:style-name="T19">surf_2d</text:span><text:span text:style-name="T46"> to </text:span><text:span text:style-name="T19">surf_main</text:span><text:span text:style-name="T46">.</text:span></text:p>
      <text:p text:style-name="P23"><text:span text:style-name="T46">If a waterfall is requested, calculate a new waterfall surface (</text:span><text:span text:style-name="T19">surf_wf</text:span><text:span text:style-name="T46">) and blit to </text:span><text:span text:style-name="T19">surf_main</text:span><text:span text:style-name="T46">.</text:span></text:p>
      <text:p text:style-name="P23"><text:span text:style-name="T46">Check </text:span><text:span text:style-name="T19">info_phase</text:span><text:span text:style-name="T46">. <text:s/>If positive, we will need to apply a help overlay. Set up a </text:span><text:span text:style-name="T19">help_matter</text:span><text:span text:style-name="T46"> surface with help info </text:span><text:span text:style-name="T63">according to</text:span><text:span text:style-name="T46"> </text:span><text:span text:style-name="T19">info_phase</text:span><text:span text:style-name="T46">. <text:s/>Set up </text:span><text:span text:style-name="T19">live_surface</text:span><text:span text:style-name="T46"> with live </text:span><text:span text:style-name="T63">(dynamically updated)</text:span><text:span text:style-name="T46"> status information (scale info, I/Q data maximums, cpu load). <text:s/>Blit both surfaces to </text:span><text:span text:style-name="T19">surf_main</text:span><text:span text:style-name="T46">, covering </text:span><text:span text:style-name="T47">over </text:span><text:span text:style-name="T46">some spectrum and/or waterfall data.</text:span></text:p>
      <text:p text:style-name="P12">If needed, show labels for LCD4 buttons at right side of screen.</text:p>
      <text:p text:style-name="P11">Check for any PyGame events (keyboard presses). <text:s/>Use key commands to change plot scale settings, etc. <text:s/>We may need to recalculate the graticule.</text:p>
      <text:p text:style-name="P23"><text:span text:style-name="T50">Having computed our new </text:span><text:span text:style-name="T22">surf_main</text:span><text:span text:style-name="T50">, we issue PyGame's </text:span><text:span text:style-name="T22">display.update</text:span><text:span text:style-name="T50"> function to update the user's display.</text:span></text:p>
      <text:p text:style-name="P19">This ends the main loop.</text:p>
      <text:h text:style-name="P122" text:outline-level="2">Audio Input – iq_af.py</text:h>
      <text:p text:style-name="P23"><text:span text:style-name="T98">The </text:span><text:span text:style-name="T23">iq_af</text:span><text:span text:style-name="T51"> module (file </text:span><text:span text:style-name="T23">iq_af.py</text:span><text:span text:style-name="T51">) contains all the code that interacts with PyAudio. <text:s/>It manages the input from your sound card.</text:span></text:p>
      <text:p text:style-name="P23"><text:span text:style-name="T51">The main part is the class </text:span><text:span text:style-name="T23">DataInput</text:span><text:span text:style-name="T51"> which initializes the data input process. <text:s/>First, the PyAudio subsystem must be initialized. <text:s/>Unfortunately, the underlying PortAudio library always seems to emit many error or warning messages about devices that are unknown or that can't be found. <text:s/>They can be ignored.</text:span></text:p>
      <text:p text:style-name="P23"><text:span text:style-name="T51">We set up </text:span><text:span text:style-name="T23">af_using_index</text:span><text:span text:style-name="T51"> either as the default ALSA input device or as the user-requested index. <text:s/>Then we verify that the requested input mode is valid. <text:s/>If so, we open a PyAudio stream </text:span><text:span text:style-name="T23">afiqstream </text:span><text:span text:style-name="T52">(or </text:span><text:soft-page-break/><text:span text:style-name="T24">self.afiqstream</text:span><text:span text:style-name="T24"><text:note text:id="ftn7" text:note-class="endnote"><text:note-citation>7</text:note-citation><text:note-body><text:p text:style-name="P5"><text:span text:style-name="T99">If you are new to Python or Object Oriented Programming, you may be puzzled about the prefix "</text:span><text:span text:style-name="T24">self.</text:span><text:span text:style-name="T99">" that appears with variables in a class definition. <text:s/>If so, you need to study up some more! <text:s/>It's important. <text:s/>In a nutshell, the code in a class can be "instantiated" many times, making many objects. <text:s/>Each object has its own local variables, like </text:span><text:span text:style-name="T24">afiqstream. </text:span><text:span text:style-name="T52"><text:s/>The "</text:span><text:span text:style-name="T24">self."</text:span><text:span text:style-name="T52"> prefix keeps them </text:span><text:span text:style-name="T53">separate</text:span><text:span text:style-name="T52">.</text:span><text:span text:style-name="T99"> In our narrative description, we may drop the "</text:span><text:span text:style-name="T24">self.</text:span><text:span text:style-name="T99">", but it has to be there in the code.</text:span></text:p></text:note-body></text:note></text:span><text:span text:style-name="T52">)</text:span><text:span text:style-name="T51">, specifying a call-back routine </text:span><text:span text:style-name="T23">pa_call-back_iqin</text:span><text:span text:style-name="T51"> that will receive control (in a separate thread, effectively an interrupt handler) when a full chunk is received.</text:span></text:p>
      <text:p text:style-name="P23"><text:span text:style-name="T51">We create the queue </text:span><text:span text:style-name="T23">dataqueue</text:span><text:span text:style-name="T51"> to serve as an interface between the call-back thread and the signal processing and display that are in the main control thread.</text:span></text:p>
      <text:p text:style-name="P23"><text:span text:style-name="T51">The call-back function </text:span><text:span text:style-name="T23">pa_call-back_iqin</text:span><text:span text:style-name="T51"> </text:span><text:span text:style-name="T47">should</text:span><text:span text:style-name="T54"> be kept very simple, </text:span><text:span text:style-name="T47">as you would for an interrupt handler</text:span><text:span text:style-name="T54">. <text:s/>It checks for an under-run error condition (which will signal via a display "LED"). <text:s/>It will then enqueue the chunk </text:span><text:span text:style-name="T25">in_data</text:span><text:span text:style-name="T54"> to be handed over to the main thread. <text:s/>An error is detected if the queue overflows. That will terminate the program with an error message. <text:s/>Generally this means that there was not enough time to process the prior chunks. <text:s/>That is, the CPU can't handle the load. <text:s/>(Try again with less demanding command-line options.)</text:span></text:p>
      <text:p text:style-name="P23"><text:span text:style-name="T54">Other methods of </text:span><text:span text:style-name="T32">DataInput</text:span><text:span text:style-name="T64"> provide for starting, stopping, and termination of the audio stream.</text:span></text:p>
      <text:h text:style-name="P122" text:outline-level="2">Signal Processing – <text:span text:style-name="T2">iq_dsp.py</text:span></text:h>
      <text:p text:style-name="P23">The panadapter software is typical of many modern computer projects. Most of the code complexity and cpu time is associated with the graphical user interface. <text:span text:style-name="T97">But f</text:span>rom the point of view of receiver engineering and software defined radio, the "interesting" part is the digital signal processing, which is mainly in the <text:span text:style-name="T2">DSP</text:span> class in the module <text:span text:style-name="T2">iq_dsp.py</text:span>.</text:p>
      <text:p text:style-name="P23">Let's describe what happens in <text:span text:style-name="T2">DSP</text:span>. We will keep the math as simple as possible here. If you're interested in going further, the full details are available in many DSP references<text:note text:id="ftn8" text:note-class="endnote"><text:note-citation>8</text:note-citation><text:note-body><text:p text:style-name="P6">Two key DSP references for Amateur Radio: A Series of QEX articles by Gerald Youngblood AC5OG, <text:span text:style-name="T2">"A Software-Defined Radio for the Masses"</text:span> (Jul/Aug, 2002, Sept/Oct, 2002, Nov/Dec, 2002, and Mar/Apr, 2003. <text:s/>And the book by Doug Smith KF6DX <text:span text:style-name="T2">"Digital Signal Processing Technology: Essentials of the Communications Revolution"</text:span>, ARRL, 2003.</text:p></text:note-body></text:note>. <text:span text:style-name="T99">A more introductory overview is also available</text:span><text:span text:style-name="T99"><text:note text:id="ftn9" text:note-class="endnote"><text:note-citation>9</text:note-citation><text:note-body><text:p text:style-name="P7">Martin Ewing AA6E, <text:span text:style-name="T2">"The ABCs of Software Defined Radio"</text:span>, ARRL, 2012.</text:p></text:note-body></text:note></text:span><text:span text:style-name="T99">.</text:span></text:p>
      <text:p text:style-name="P23">When the <text:span text:style-name="T2">DSP</text:span> class is instantiated (in the main program, <text:span text:style-name="T2">iq.py</text:span>), the <text:span text:style-name="T2">__init__</text:span> function is called to establish some counters, arrays, and constants. In particular, since we know the size of the FFT array (passed in as <text:span text:style-name="T2">opt.size</text:span>), we can compute <text:span text:style-name="T2">db_adjust</text:span> to scale the FFT data so that 0 dB in the log power spectrum corresponds to the theoretical maximum signal we can see in a 16 bit sample. (A pure input sine wave that is just below clipping level will produce this maximum value in a single frequency bin.) This constant will be used to offset (normalize) the output data.</text:p>
      <text:p text:style-name="P23">Although it's debatable whether it is needed, we also compute a "windowing" function (a so-called Hanning window) that will taper the input data before the FFT. This controls the "sidelobes" of any narrow-frequency structure. In practice, <text:span text:style-name="T100">with a typical noise environment</text:span>, we don't see much effect.</text:p>
      <text:p text:style-name="P23">The DSP <text:span text:style-name="T2">GetLogPowerSpectrum</text:span> method does all the work on a chunk of input data. At this point, the input data is complex floating point samples, with the real part being "I" and the imaginary part being "Q". A chunk <text:span text:style-name="T101">has</text:span> <text:span text:style-name="T2">opt.buffers </text:span><text:span text:style-name="T55">buffers</text:span>, with each buffer having <text:span text:style-name="T2">opt.size</text:span> samples. (The FFT works on a single buffer at a time.)</text:p>
      <text:p text:style-name="P23">Now we are beginning to use some interesting Numpy functions that operate on arrays of data. For the first buffer of a chunk, we compute <text:span text:style-name="T2">td_median</text:span> which will be the median value of the absolute value of the first data buffer. Numpy gives us <text:span text:style-name="T2">np.median </text:span>and<text:span text:style-name="T2"> np.abs</text:span> that make this simple. </text:p>
      <text:p text:style-name="P23">Why do we need such a median value? It turns out that the noise we encounter on the HF bands has a lot of impulse noise. (Think lightning crashes.) A broadband noise pulse will add a huge amount of power to the incoming data stream and will upset our average power spectrum calculation if allowed to go through. Instead, we use <text:span text:style-name="T2">td_threshold</text:span>, which is <text:span text:style-name="T26">o</text:span><text:span text:style-name="T2">pt.pulse</text:span> (a command line parameter) times<text:span text:style-name="T2"> </text:span><text:soft-page-break/><text:span text:style-name="T2">td_median</text:span>. If the maximum data value in a buffer has a magnitude (absolute value) greater than <text:span text:style-name="T2">td_threshold</text:span>, we ignore it and we set <text:span text:style-name="T2">led_clip_ct</text:span> which will turn on our graphical "clip LED". In practice, this process helps to noticeably clean up the spectrum display.</text:p>
      <text:p text:style-name="P23">If the buffer is not thrown out by the threshold test, it is multiplied by the window function <text:span text:style-name="T2">w</text:span>. (Note that the Numpy arrays are multiplied together element by element.) Next, the Numpy <text:span text:style-name="T2">fft.fft</text:span> function converts the buffer of time samples into frequency channels, i.e. <text:span text:style-name="T2">fd_spectrum</text:span>. By convention, the first spectrum point (the zero channel) corresponds to zero frequency (DC) with positive frequencies increasing from 0 up to <text:span text:style-name="T2">size</text:span>/2 and negative frequencies going downward, <text:span text:style-name="T102">wrapping into the top half of the FFT output array.</text:span></text:p>
      <text:p text:style-name="P23">For the panadapter display, we want the output to have zero at the center with negative frequencies on the left and positive on the right. Numpy's <text:span text:style-name="T2">fft.fftshift</text:span> function rotates the spectrum array <text:span text:style-name="T102">appropriately</text:span>.</text:p>
      <text:p text:style-name="P23">The FFT gives a voltage-like complex output in each frequency channel. The display wants to show the power spectrum, i.e., the power of the incoming signal in each frequency channel. Numpy doesn't give us just the right function for this, but it's simple to compute the power. It's the complex spectrum channel times its conjugate value.<text:note text:id="ftn10" text:note-class="endnote"><text:note-citation>10</text:note-citation><text:note-body><text:p text:style-name="Footnote">If <text:span text:style-name="T37">x</text:span> = a + jb, for <text:span text:style-name="T100">real values</text:span> a and b, the conjugate of x is <text:span text:style-name="T100">defined as</text:span> a – jb.</text:p></text:note-body></text:note> (This reduces to the square of the voltage for a real-valued spectrum.) We convert the power spectrum into a real-valued array and accumulate it in the array <text:span text:style-name="T2">power_spectrum</text:span>.</text:p>
      <text:p text:style-name="P23">We could try to display <text:span text:style-name="T2">power_spectrum</text:span> directly, but our signals generally cover a large dynamic range, making it difficult to see smaller signals in the presence of strong ones, and also making it difficult to set the plot scales appropriately. Instead, we will show the logarithm (log) of <text:span text:style-name="T2">power_spectrum</text:span>. The new array will be <text:span text:style-name="T2">log_power_spectrum</text:span> in dB.</text:p>
      <text:p text:style-name="P23">Finally, we apply <text:span text:style-name="T2">sdb_adjust</text:span> to normalize the signal so that it will never exceed 0 dB.</text:p>
      <text:h text:style-name="P122" text:outline-level="2">Waterfall – iq_wf.py</text:h>
      <text:p text:style-name="P23"><text:span text:style-name="T103">The palette is used to translate a power spectrum value into an RGB color for display. <text:s/>Many strategies are possible. <text:s/>We have defined two, but users can add as many functions as they like! <text:s/>The function </text:span><text:span text:style-name="T27">palette_color</text:span><text:span text:style-name="T103"> accepts a palette ID number (1 or 2), the value to be converted, and the minimum and maximum values that are expected. <text:s/>It returns a tuple of 3 integers for red, green, and blue in the range 0 - 255.</text:span></text:p>
      <text:p text:style-name="P23"><text:span text:style-name="T104">The class </text:span><text:span text:style-name="T28">Wf</text:span><text:span text:style-name="T56"> represents a waterfall object. <text:s/>It is initialized with </text:span><text:span text:style-name="T28">opt</text:span><text:span text:style-name="T56"> (the command-line options), </text:span><text:span text:style-name="T28">vmin</text:span><text:span text:style-name="T56"> and </text:span><text:span text:style-name="T28">vmax</text:span><text:span text:style-name="T56"> – minimum and maximum spectrum values to establish a range, </text:span><text:span text:style-name="T28">nsteps</text:span><text:span text:style-name="T56"> to determine the number of color steps that are used to cover the range, and </text:span><text:span text:style-name="T28">pxsz</text:span><text:span text:style-name="T56"> a tuple which gives the width and height of a single "pixel" of the waterfall – one frequency channel.</text:span></text:p>
      <text:p text:style-name="P23"><text:span text:style-name="T56">The palette is initialized (or reinitialized) by creating a list of pixel-size surfaces, each filled with the computed color for one step of the </text:span><text:span text:style-name="T28">palette_color</text:span><text:span text:style-name="T56"> function. <text:s/>One of these surfaces will later be blitted in to the waterfall surface for each frequency point, depending on its value.</text:span></text:p>
      <text:p text:style-name="P23"><text:span text:style-name="T56">The </text:span><text:span text:style-name="T28">calculate</text:span><text:span text:style-name="T56"> method does most of the work each time a new row is to be added to the top of the waterfall display. <text:s/>The waterfall actually accumulates </text:span><text:span text:style-name="T28">nsum</text:span><text:span text:style-name="T56"> log power spectra per waterfall line in the accumulator </text:span><text:span text:style-name="T28">wfacc</text:span><text:span text:style-name="T56">. <text:s/></text:span><text:span text:style-name="T57">We then blit the waterfall </text:span><text:span text:style-name="T29">surface</text:span><text:span text:style-name="T57"> into itself, one row down, i.e. rolling the waterfall down one step. <text:s/>Then the new line is blitted in at the top.</text:span></text:p>
      <text:h text:style-name="P122" text:outline-level="2"><text:soft-page-break/>RTL-SDR Mode – iq_rtl.py</text:h>
      <text:p text:style-name="P23"><text:span text:style-name="T105">Module </text:span><text:span text:style-name="T29">iq_rtl</text:span><text:span text:style-name="T57"> is a simple interface with the rtlsdr module. <text:s/>Class </text:span><text:span text:style-name="T29">RTL_In</text:span><text:span text:style-name="T57"> sets up the RTL device according to the options requested in the command line. <text:s/>The method </text:span><text:span text:style-name="T29">ReadSamples</text:span><text:span text:style-name="T57"> gets a requested number of 8</text:span><text:span text:style-name="T53">-</text:span><text:span text:style-name="T57">bit I/Q samples and returns a complex floating array, normalized </text:span><text:span text:style-name="T53">so that its maximum values are</text:span><text:span text:style-name="T57"> +/- 1.</text:span></text:p>
      <text:h text:style-name="P122" text:outline-level="2">Command-Line Options – iq_opt.py</text:h>
      <text:p text:style-name="P23"><text:span text:style-name="T106">The </text:span><text:span text:style-name="T30">iq_opt</text:span><text:span text:style-name="T58"> module uses the standard Python module </text:span><text:span text:style-name="T30">optparse</text:span><text:span text:style-name="T58"> to scan the command line for the options described in Table </text:span><text:span text:style-name="T59">3</text:span><text:span text:style-name="T58"> above. <text:s/></text:span><text:span text:style-name="T59">If an option is not specified, a default value is used. The option values are collected in the special object </text:span><text:span text:style-name="T31">opt</text:span><text:span text:style-name="T59">, which will be referenced in the main program </text:span><text:span text:style-name="T31">iq.py</text:span><text:span text:style-name="T59"> as </text:span><text:span text:style-name="T31">options.opt</text:span><text:span text:style-name="T59">.</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Nimbus Roman No9 L" fo:font-family="'Nimbus Roman No9 L'"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Preformatted_20_Text" style:display-name="Preformatted Text" style:family="paragraph" style:parent-style-name="Standard" style:class="html">
      <style:paragraph-properties fo:margin-left="0.2in" fo:margin-right="0in" fo:margin-top="0in" fo:margin-bottom="0in" style:contextual-spacing="false" fo:text-indent="0in" style:auto-text-indent="false"/>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5pt" style:font-size-asian="10pt" style:font-size-complex="10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5pt" style:font-size-asian="10pt" style:font-size-complex="10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size="10pt" fo:font-style="normal" fo:font-weight="normal"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Nimbus Roman No9 L" fo:font-family="'Nimbus Roman No9 L'" style:font-style-name="Regular" style:font-family-generic="roman" style:font-pitch="variable" fo:font-size="12pt"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ndnote_20_Symbol" style:display-name="Endnote Symbol" style:family="text"/>
    <style:style style:name="Endnote_20_anchor" style:display-name="Endnote anchor" style:family="text">
      <style:text-properties style:text-position="super 73%" fo:background-color="transparent"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default-style-name="Endnote" text:citation-style-name="Endnote_20_Symbol" text:citation-body-style-name="Endnote_20_anchor" text:master-page-name="Standard"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Ewing - A Tiny Python Panadapter (Supplement)<text:tab/><text:tab/><text:page-number text:select-page="current">17</text:page-number>/<text:page-count>17</text:page-count></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0-10-14T11:06:23</meta:creation-date>
    <meta:generator>LibreOffice/4.2.3.3$Linux_X86_64 LibreOffice_project/420m0$Build-3</meta:generator>
    <dc:date>2014-06-22T09:53:28.780276992</dc:date>
    <meta:editing-duration>PT6H22M46S</meta:editing-duration>
    <meta:editing-cycles>35</meta:editing-cycles>
    <meta:printed-by>Martin Ewing</meta:printed-by>
    <meta:print-date>2014-01-14T13:41:23.274392633</meta:print-date>
    <meta:document-statistic meta:table-count="4" meta:image-count="0" meta:object-count="0" meta:page-count="17" meta:paragraph-count="366" meta:word-count="6816" meta:character-count="40712" meta:non-whitespace-character-count="34208"/>
  </office:meta>
</office:document-meta>
</file>